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FF0000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12" style:family="table-cell" style:parent-style-name="Normal_32_2" style:data-style-name="N0">
      <style:table-cell-properties style:vertical-align="automatic" fo:background-color="#FFFFFF"/>
      <style:text-properties style:font-name="Roboto" style:font-name-asian="Roboto" style:font-name-complex="Roboto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0.4497916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0.47625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table:style-name="ce2"/>
          <table:table-cell office:value-type="string" table:style-name="ce2">
            <text:p>Rule 16bits</text:p>
          </table:table-cell>
          <table:table-cell table:style-name="ce2"/>
          <table:table-cell office:value-type="string" table:style-name="ce3">
            <text:p>CCCSSSSS.RRRRZZZZ</text:p>
          </table:table-cell>
          <table:table-cell table:style-name="ce3"/>
          <table:table-cell table:number-columns-repeated="6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VLAN</text:p>
          </table:table-cell>
          <table:table-cell office:value-type="string" table:style-name="ce2">
            <text:p>Campus</text:p>
          </table:table-cell>
          <table:table-cell office:value-type="string" table:style-name="ce2">
            <text:p>C</text:p>
          </table:table-cell>
          <table:table-cell office:value-type="string" table:style-name="ce2">
            <text:p>Servic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R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Z</text:p>
          </table:table-cell>
          <table:table-cell office:value-type="string" table:style-name="ce2">
            <text:p>Private IPv4</text:p>
          </table:table-cell>
          <table:table-cell office:value-type="string" table:style-name="ce2">
            <text:p>Global IPv6</text:p>
          </table:table-cell>
          <table:table-cell table:number-columns-repeated="16373" table:style-name="ce1"/>
        </table:table-row>
        <table:table-row table:style-name="ro1">
          <table:table-cell table:number-columns-repeated="14" table:style-name="ce1"/>
          <table:table-cell office:value-type="string" table:style-name="ce4">
            <text:p>Service</text:p>
          </table:table-cell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Campus</text:p>
          </table:table-cell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Role</text:p>
          </table:table-cell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Zone</text:p>
          </table:table-cell>
          <table:table-cell table:number-columns-repeated="16360" table:style-name="ce1"/>
        </table:table-row>
        <table:table-row table:style-name="ro2">
          <table:table-cell table:style-name="ce1"/>
          <table:table-cell office:value-type="string" table:style-name="ce5">
            <text:p>Edifício 1 de prestação de serviços multidisciplinares</text:p>
          </table:table-cell>
          <table:table-cell table:number-columns-repeated="7" table:style-name="ce1"/>
          <table:table-cell office:value-type="string" table:style-name="ce1">
            <text:p>(igual lisboa)</text:p>
          </table:table-cell>
          <table:table-cell table:number-columns-repeated="16374" table:style-name="ce1"/>
        </table:table-row>
        <table:table-row table:style-name="ro3">
          <table:table-cell table:number-columns-repeated="14" table:style-name="ce1"/>
          <table:table-cell office:value-type="string" table:style-name="ce1">
            <text:p>VoIP</text:p>
          </table:table-cell>
          <table:table-cell table:number-columns-repeated="2" table:style-name="ce1"/>
          <table:table-cell office:value-type="string" table:style-name="ce1">
            <text:p>Aveiro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veiro PSM 1</text:p>
          </table:table-cell>
          <table:table-cell table:number-columns-repeated="16359"/>
        </table:table-row>
        <table:table-row table:style-name="ro3">
          <table:table-cell table:number-columns-repeated="14" table:style-name="ce1"/>
          <table:table-cell office:value-type="string" table:style-name="ce1">
            <text:p>Data PC</text:p>
          </table:table-cell>
          <table:table-cell table:number-columns-repeated="2" table:style-name="ce1"/>
          <table:table-cell office:value-type="string" table:style-name="ce1">
            <text:p>Lisbo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Work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string" table:style-name="ce1">
            <text:p>Aveiro Inv</text:p>
          </table:table-cell>
          <table:table-cell table:number-columns-repeated="1635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<text:s text:c="5"/>Aveiro</text:p>
          </table:table-cell>
          <table:table-cell table:style-name="ce1"/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Television</text:p>
          </table:table-cell>
          <table:table-cell table:number-columns-repeated="2" table:style-name="ce1"/>
          <table:table-cell office:value-type="string" table:style-name="ce1">
            <text:p>Bost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ngenheir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Aveiro PSM2</text:p>
          </table:table-cell>
          <table:table-cell table:number-columns-repeated="1635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0.16.0/24" table:formula="of:=COM.MICROSOFT.CONCAT(&quot;10.&quot;;32*[.C8]+[.E8];&quot;.&quot;;[.G8]*16+[.I8];&quot;.0/24&quot;)" table:style-name="ce6">
            <text:p>10.0.16.0/24</text:p>
          </table:table-cell>
          <table:table-cell office:value-type="string" office:string-value="2200:20:20:0000::/64" table:formula="of:=COM.MICROSOFT.CONCAT(&quot;2200:20:20:&quot;;DEC2HEX(32*[.C8]+[.E8];2);DEC2HEX([.O15]*16+[.I8];2);&quot;::/64&quot;)" table:style-name="ce1">
            <text:p>2200:20:20:0000::/64</text:p>
          </table:table-cell>
          <table:table-cell table:number-columns-repeated="3" table:style-name="ce1"/>
          <table:table-cell office:value-type="string" table:style-name="ce1">
            <text:p>Printer</text:p>
          </table:table-cell>
          <table:table-cell table:number-columns-repeated="5" table:style-name="ce1"/>
          <table:table-cell office:value-type="string" table:style-name="ce1">
            <text:p>Admi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Lisboa</text:p>
          </table:table-cell>
          <table:table-cell table:number-columns-repeated="1635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0.32.0/24" table:formula="of:=COM.MICROSOFT.CONCAT(&quot;10.&quot;;32*[.C9]+[.E9];&quot;.&quot;;[.G9]*16+[.I9];&quot;.0/24&quot;)" table:style-name="ce6">
            <text:p>10.0.32.0/24</text:p>
          </table:table-cell>
          <table:table-cell office:value-type="string" office:string-value="2200:20:20:0020::/64" table:formula="of:=COM.MICROSOFT.CONCAT(&quot;2200:20:20:&quot;;DEC2HEX(32*[.C9]+[.E9];2);DEC2HEX([.G9]*16+[.I9];2);&quot;::/64&quot;)" table:style-name="ce1">
            <text:p>2200:20:20:0020::/64</text:p>
          </table:table-cell>
          <table:table-cell table:number-columns-repeated="3" table:style-name="ce1"/>
          <table:table-cell office:value-type="string" table:style-name="ce1">
            <text:p>Video Conf</text:p>
          </table:table-cell>
          <table:table-cell table:number-columns-repeated="5" table:style-name="ce1"/>
          <table:table-cell office:value-type="string" table:style-name="ce1">
            <text:p>Clien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Boston</text:p>
          </table:table-cell>
          <table:table-cell table:number-columns-repeated="1635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0.48.0/24" table:formula="of:=COM.MICROSOFT.CONCAT(&quot;10.&quot;;32*[.C10]+[.E10];&quot;.&quot;;[.G10]*16+[.I10];&quot;.0/24&quot;)" table:style-name="ce6">
            <text:p>10.0.48.0/24</text:p>
          </table:table-cell>
          <table:table-cell office:value-type="string" office:string-value="2200:20:20:0030::/64" table:formula="of:=COM.MICROSOFT.CONCAT(&quot;2200:20:20:&quot;;DEC2HEX(32*[.C10]+[.E10];2);DEC2HEX([.G10]*16+[.I10];2);&quot;::/64&quot;)" table:style-name="ce1">
            <text:p>2200:20:20:0030::/64</text:p>
          </table:table-cell>
          <table:table-cell table:number-columns-repeated="3" table:style-name="ce1"/>
          <table:table-cell office:value-type="string" table:style-name="ce1">
            <text:p>Camara</text:p>
          </table:table-cell>
          <table:table-cell table:number-columns-repeated="5" table:style-name="ce1"/>
          <table:table-cell office:value-type="string" table:style-name="ce1">
            <text:p>Investigador</text:p>
          </table:table-cell>
          <table:table-cell office:value-type="float" office:value="5" table:style-name="ce1">
            <text:p>5</text:p>
          </table:table-cell>
          <table:table-cell table:number-columns-repeated="16362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1.16.0/24" table:formula="of:=COM.MICROSOFT.CONCAT(&quot;10.&quot;;32*[.C11]+[.E11];&quot;.&quot;;[.G11]*16+[.I11];&quot;.0/24&quot;)" table:style-name="ce6">
            <text:p>10.1.16.0/24</text:p>
          </table:table-cell>
          <table:table-cell office:value-type="string" office:string-value="2200:20:20:0110::/64" table:formula="of:=COM.MICROSOFT.CONCAT(&quot;2200:20:20:&quot;;DEC2HEX(32*[.C11]+[.E11];2);DEC2HEX([.G11]*16+[.I11];2);&quot;::/64&quot;)" table:style-name="ce1">
            <text:p>2200:20:20:0110::/64</text:p>
          </table:table-cell>
          <table:table-cell table:number-columns-repeated="3" table:style-name="ce1"/>
          <table:table-cell office:value-type="string" table:style-name="ce1">
            <text:p>DatacenterLocal</text:p>
          </table:table-cell>
          <table:table-cell table:number-columns-repeated="16369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1.32.0/24" table:formula="of:=COM.MICROSOFT.CONCAT(&quot;10.&quot;;32*[.C12]+[.E12];&quot;.&quot;;[.G12]*16+[.I12];&quot;.0/24&quot;)" table:style-name="ce6">
            <text:p>10.1.32.0/24</text:p>
          </table:table-cell>
          <table:table-cell office:value-type="string" office:string-value="2200:20:20:0120::/64" table:formula="of:=COM.MICROSOFT.CONCAT(&quot;2200:20:20:&quot;;DEC2HEX(32*[.C12]+[.E12];2);DEC2HEX([.G12]*16+[.I12];2);&quot;::/64&quot;)" table:style-name="ce1">
            <text:p>2200:20:20:0120::/64</text:p>
          </table:table-cell>
          <table:table-cell table:number-columns-repeated="3" table:style-name="ce1"/>
          <table:table-cell office:value-type="string" table:style-name="ce1">
            <text:p>DatacenterLocal</text:p>
          </table:table-cell>
          <table:table-cell table:number-columns-repeated="16369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1.48.0/24" table:formula="of:=COM.MICROSOFT.CONCAT(&quot;10.&quot;;32*[.C13]+[.E13];&quot;.&quot;;[.G13]*16+[.I13];&quot;.0/24&quot;)" table:style-name="ce6">
            <text:p>10.1.48.0/24</text:p>
          </table:table-cell>
          <table:table-cell office:value-type="string" office:string-value="2200:20:20:0130::/64" table:formula="of:=COM.MICROSOFT.CONCAT(&quot;2200:20:20:&quot;;DEC2HEX(32*[.C13]+[.E13];2);DEC2HEX([.G13]*16+[.I13];2);&quot;::/64&quot;)" table:style-name="ce1">
            <text:p>2200:20:20:0130::/64</text:p>
          </table:table-cell>
          <table:table-cell table:number-columns-repeated="3" table:style-name="ce1"/>
          <table:table-cell office:value-type="string" table:style-name="ce1">
            <text:p>Wifi</text:p>
          </table:table-cell>
          <table:table-cell table:number-columns-repeated="16369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2.16.0/24" table:formula="of:=COM.MICROSOFT.CONCAT(&quot;10.&quot;;32*[.C14]+[.E14];&quot;.&quot;;[.G14]*16+[.I14];&quot;.0/24&quot;)" table:style-name="ce6">
            <text:p>10.2.16.0/24</text:p>
          </table:table-cell>
          <table:table-cell office:value-type="string" office:string-value="2200:20:20:0210::/64" table:formula="of:=COM.MICROSOFT.CONCAT(&quot;2200:20:20:&quot;;DEC2HEX(32*[.C14]+[.E14];2);DEC2HEX([.G14]*16+[.I14];2);&quot;::/64&quot;)" table:style-name="ce1">
            <text:p>2200:20:20:0210::/64</text:p>
          </table:table-cell>
          <table:table-cell table:number-columns-repeated="3" table:style-name="ce1"/>
          <table:table-cell office:value-type="string" table:style-name="ce1">
            <text:p>Core</text:p>
          </table:table-cell>
          <table:table-cell table:number-columns-repeated="16369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2.32.0/24" table:formula="of:=COM.MICROSOFT.CONCAT(&quot;10.&quot;;32*[.C15]+[.E15];&quot;.&quot;;[.G15]*16+[.I15];&quot;.0/24&quot;)" table:style-name="ce6">
            <text:p>10.2.32.0/24</text:p>
          </table:table-cell>
          <table:table-cell office:value-type="string" office:string-value="2200:20:20:0220::/64" table:formula="of:=COM.MICROSOFT.CONCAT(&quot;2200:20:20:&quot;;DEC2HEX(32*[.C15]+[.E15];2);DEC2HEX([.G15]*16+[.I15];2);&quot;::/64&quot;)" table:style-name="ce1">
            <text:p>2200:20:20:022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2.48.0/24" table:formula="of:=COM.MICROSOFT.CONCAT(&quot;10.&quot;;32*[.C16]+[.E16];&quot;.&quot;;[.G16]*16+[.I16];&quot;.0/24&quot;)" table:style-name="ce6">
            <text:p>10.2.48.0/24</text:p>
          </table:table-cell>
          <table:table-cell office:value-type="string" office:string-value="2200:20:20:0230::/64" table:formula="of:=COM.MICROSOFT.CONCAT(&quot;2200:20:20:&quot;;DEC2HEX(32*[.C16]+[.E16];2);DEC2HEX([.G16]*16+[.I16];2);&quot;::/64&quot;)" table:style-name="ce1">
            <text:p>2200:20:20:023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16.0/24" table:formula="of:=COM.MICROSOFT.CONCAT(&quot;10.&quot;;32*[.C17]+[.E17];&quot;.&quot;;[.G17]*16+[.I17];&quot;.0/24&quot;)" table:style-name="ce6">
            <text:p>10.3.16.0/24</text:p>
          </table:table-cell>
          <table:table-cell office:value-type="string" office:string-value="2200:20:20:0310::/64" table:formula="of:=COM.MICROSOFT.CONCAT(&quot;2200:20:20:&quot;;DEC2HEX(32*[.C17]+[.E17];2);DEC2HEX([.G17]*16+[.I17];2);&quot;::/64&quot;)" table:style-name="ce1">
            <text:p>2200:20:20:031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32.0/24" table:formula="of:=COM.MICROSOFT.CONCAT(&quot;10.&quot;;32*[.C18]+[.E18];&quot;.&quot;;[.G18]*16+[.I18];&quot;.0/24&quot;)" table:style-name="ce6">
            <text:p>10.3.32.0/24</text:p>
          </table:table-cell>
          <table:table-cell office:value-type="string" office:string-value="2200:20:20:0320::/64" table:formula="of:=COM.MICROSOFT.CONCAT(&quot;2200:20:20:&quot;;DEC2HEX(32*[.C18]+[.E18];2);DEC2HEX([.G18]*16+[.I18];2);&quot;::/64&quot;)" table:style-name="ce1">
            <text:p>2200:20:20:0320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48.0/24" table:formula="of:=COM.MICROSOFT.CONCAT(&quot;10.&quot;;32*[.C19]+[.E19];&quot;.&quot;;[.G19]*16+[.I19];&quot;.0/24&quot;)" table:style-name="ce6">
            <text:p>10.3.48.0/24</text:p>
          </table:table-cell>
          <table:table-cell office:value-type="string" office:string-value="2200:20:20:0330::/64" table:formula="of:=COM.MICROSOFT.CONCAT(&quot;2200:20:20:&quot;;DEC2HEX(32*[.C19]+[.E19];2);DEC2HEX([.G19]*16+[.I19];2);&quot;::/64&quot;)" table:style-name="ce1">
            <text:p>2200:20:20:0330::/64</text:p>
          </table:table-cell>
          <table:table-cell table:number-columns-repeated="16373" table:style-name="ce1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32.0/24" table:formula="of:=COM.MICROSOFT.CONCAT(&quot;10.&quot;;32*[.C20]+[.E20];&quot;.&quot;;[.G20]*16+[.I20];&quot;.0/24&quot;)" table:style-name="ce6">
            <text:p>10.3.32.0/24</text:p>
          </table:table-cell>
          <table:table-cell office:value-type="string" office:string-value="2200:20:20:0320::/64" table:formula="of:=COM.MICROSOFT.CONCAT(&quot;2200:20:20:&quot;;DEC2HEX(32*[.C20]+[.E20];2);DEC2HEX([.G20]*16+[.I20];2);&quot;::/64&quot;)" table:style-name="ce1">
            <text:p>2200:20:20:0320::/64</text:p>
          </table:table-cell>
          <table:table-cell table:number-columns-repeated="4" table:style-name="ce1"/>
          <table:table-cell table:style-name="ce7"/>
          <table:table-cell table:number-columns-repeated="16368" table:style-name="ce1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.48.0/24" table:formula="of:=COM.MICROSOFT.CONCAT(&quot;10.&quot;;32*[.C21]+[.E21];&quot;.&quot;;[.G21]*16+[.I21];&quot;.0/24&quot;)" table:style-name="ce6">
            <text:p>10.3.48.0/24</text:p>
          </table:table-cell>
          <table:table-cell office:value-type="string" office:string-value="2200:20:20:0330::/64" table:formula="of:=COM.MICROSOFT.CONCAT(&quot;2200:20:20:&quot;;DEC2HEX(32*[.C21]+[.E21];2);DEC2HEX([.G21]*16+[.I21];2);&quot;::/64&quot;)" table:style-name="ce1">
            <text:p>2200:20:20:0330::/64</text:p>
          </table:table-cell>
          <table:table-cell table:number-columns-repeated="4" table:style-name="ce1"/>
          <table:table-cell office:value-type="string" table:style-name="ce7">
            <text:p>Endereços públicos IPv4</text:p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4.16.0/24" table:formula="of:=COM.MICROSOFT.CONCAT(&quot;10.&quot;;32*[.C22]+[.E22];&quot;.&quot;;[.G22]*16+[.I22];&quot;.0/24&quot;)" table:style-name="ce6">
            <text:p>10.4.16.0/24</text:p>
          </table:table-cell>
          <table:table-cell office:value-type="string" office:string-value="2200:20:20:0410::/64" table:formula="of:=COM.MICROSOFT.CONCAT(&quot;2200:20:20:&quot;;DEC2HEX(32*[.C22]+[.E22];2);DEC2HEX([.G22]*16+[.I22];2);&quot;::/64&quot;)" table:style-name="ce1">
            <text:p>2200:20:20:0410::/64</text:p>
          </table:table-cell>
          <table:table-cell table:number-columns-repeated="4" table:style-name="ce1"/>
          <table:table-cell table:number-columns-repeated="3" table:style-name="ce8"/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4.32.0/24" table:formula="of:=COM.MICROSOFT.CONCAT(&quot;10.&quot;;32*[.C23]+[.E23];&quot;.&quot;;[.G23]*16+[.I23];&quot;.0/24&quot;)" table:style-name="ce6">
            <text:p>10.4.32.0/24</text:p>
          </table:table-cell>
          <table:table-cell office:value-type="string" office:string-value="2200:20:20:0420::/64" table:formula="of:=COM.MICROSOFT.CONCAT(&quot;2200:20:20:&quot;;DEC2HEX(32*[.C23]+[.E23];2);DEC2HEX([.G23]*16+[.I23];2);&quot;::/64&quot;)" table:style-name="ce1">
            <text:p>2200:20:20:0420::/64</text:p>
          </table:table-cell>
          <table:table-cell table:number-columns-repeated="4" table:style-name="ce1"/>
          <table:table-cell office:value-type="string" table:style-name="ce4">
            <text:p>Campus</text:p>
          </table:table-cell>
          <table:table-cell office:value-type="string" table:style-name="ce4">
            <text:p>Service</text:p>
          </table:table-cell>
          <table:table-cell office:value-type="string" table:style-name="ce4">
            <text:p>Subnet Address</text:p>
          </table:table-cell>
          <table:table-cell table:style-name="ce1"/>
          <table:table-cell office:value-type="string" table:style-name="ce4">
            <text:p>Range of addresses</text:p>
          </table:table-cell>
          <table:table-cell table:number-columns-repeated="2" table:style-name="ce1"/>
          <table:table-cell office:value-type="string" table:style-name="ce9">
            <text:p>Hosts</text:p>
          </table:table-cell>
          <table:table-cell table:number-columns-repeated="16361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4.48.0/24" table:formula="of:=COM.MICROSOFT.CONCAT(&quot;10.&quot;;32*[.C24]+[.E24];&quot;.&quot;;[.G24]*16+[.I24];&quot;.0/24&quot;)" table:style-name="ce6">
            <text:p>10.4.48.0/24</text:p>
          </table:table-cell>
          <table:table-cell office:value-type="string" office:string-value="2200:20:20:0430::/64" table:formula="of:=COM.MICROSOFT.CONCAT(&quot;2200:20:20:&quot;;DEC2HEX(32*[.C24]+[.E24];2);DEC2HEX([.G24]*16+[.I24];2);&quot;::/64&quot;)" table:style-name="ce1">
            <text:p>2200:20:20:0430::/64</text:p>
          </table:table-cell>
          <table:table-cell table:number-columns-repeated="4" table:style-name="ce1"/>
          <table:table-cell office:value-type="string" table:style-name="ce1">
            <text:p>Aveiro</text:p>
          </table:table-cell>
          <table:table-cell office:value-type="string" table:style-name="ce1">
            <text:p>DataCenter</text:p>
          </table:table-cell>
          <table:table-cell office:value-type="string" table:style-name="ce1">
            <text:p>100.200.0.0/24</text:p>
          </table:table-cell>
          <table:table-cell table:style-name="ce1"/>
          <table:table-cell office:value-type="string" table:style-name="ce1">
            <text:p>100.20.0.0 - 100.20.0.255</text:p>
          </table:table-cell>
          <table:table-cell table:number-columns-repeated="2" table:style-name="ce1"/>
          <table:table-cell office:value-type="float" office:value="254" table:style-name="ce10">
            <text:p>254</text:p>
          </table:table-cell>
          <table:table-cell table:number-columns-repeated="16361"/>
        </table:table-row>
        <table:table-row table:style-name="ro1">
          <table:table-cell table:style-name="ce1"/>
          <table:table-cell table:style-name="ce6"/>
          <table:table-cell table:number-columns-repeated="8" table:style-name="ce2"/>
          <table:table-cell table:number-columns-repeated="5" table:style-name="ce1"/>
          <table:table-cell office:value-type="string" table:style-name="ce1">
            <text:p>Boston</text:p>
          </table:table-cell>
          <table:table-cell office:value-type="string" table:style-name="ce1">
            <text:p>DataCenter</text:p>
          </table:table-cell>
          <table:table-cell office:value-type="string" table:style-name="ce1">
            <text:p>100.20.1.0/26</text:p>
          </table:table-cell>
          <table:table-cell table:style-name="ce1"/>
          <table:table-cell office:value-type="string" table:style-name="ce1">
            <text:p>100.20.1.0 - 100.20.1.63</text:p>
          </table:table-cell>
          <table:table-cell table:number-columns-repeated="2" table:style-name="ce1"/>
          <table:table-cell office:value-type="float" office:value="62" table:style-name="ce10">
            <text:p>62</text:p>
          </table:table-cell>
          <table:table-cell table:number-columns-repeated="16361"/>
        </table:table-row>
        <table:table-row table:style-name="ro1">
          <table:table-cell table:style-name="ce1"/>
          <table:table-cell table:style-name="ce6"/>
          <table:table-cell table:number-columns-repeated="8" table:style-name="ce2"/>
          <table:table-cell table:number-columns-repeated="5" table:style-name="ce1"/>
          <table:table-cell office:value-type="string" table:style-name="ce1">
            <text:p>Aveiro</text:p>
          </table:table-cell>
          <table:table-cell office:value-type="string" table:style-name="ce1">
            <text:p>NAT</text:p>
          </table:table-cell>
          <table:table-cell office:value-type="string" table:style-name="ce1">
            <text:p>100.20.1.64/27</text:p>
          </table:table-cell>
          <table:table-cell table:style-name="ce1"/>
          <table:table-cell office:value-type="string" table:style-name="ce1">
            <text:p>100.20.1.64 - 100.20.1.95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3">
          <table:table-cell table:style-name="ce1"/>
          <table:table-cell table:number-columns-repeated="9" table:style-name="ce6"/>
          <table:table-cell table:number-columns-repeated="5" table:style-name="ce1"/>
          <table:table-cell office:value-type="string" table:style-name="ce1">
            <text:p>Lisboa</text:p>
          </table:table-cell>
          <table:table-cell office:value-type="string" table:style-name="ce1">
            <text:p>NAT</text:p>
          </table:table-cell>
          <table:table-cell office:value-type="string" table:style-name="ce1">
            <text:p>100.20.1.96/27</text:p>
          </table:table-cell>
          <table:table-cell table:style-name="ce1"/>
          <table:table-cell office:value-type="string" table:style-name="ce1">
            <text:p>100.20.1.96 - 100.20.1.127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2">
          <table:table-cell table:style-name="ce1"/>
          <table:table-cell office:value-type="string" table:style-name="ce5">
            <text:p>Edifício para investigação científica</text:p>
          </table:table-cell>
          <table:table-cell table:number-columns-repeated="5" table:style-name="ce6"/>
          <table:table-cell office:value-type="string" table:style-name="ce6">
            <text:p><text:s/>(admin e labs de investigaao)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1">
            <text:p>Boston</text:p>
          </table:table-cell>
          <table:table-cell office:value-type="string" table:style-name="ce1">
            <text:p>NAT</text:p>
          </table:table-cell>
          <table:table-cell office:value-type="string" table:style-name="ce1">
            <text:p>100.20.1.128/27</text:p>
          </table:table-cell>
          <table:table-cell table:style-name="ce1"/>
          <table:table-cell office:value-type="string" table:style-name="ce1">
            <text:p>100.20.1.128 - 100.20.1.159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<text:s text:c="5"/>Aveiro</text:p>
          </table:table-cell>
          <table:table-cell table:style-name="ce1"/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FREE IP</text:p>
          </table:table-cell>
          <table:table-cell office:value-type="string" table:style-name="ce1">
            <text:p>FREE IP</text:p>
          </table:table-cell>
          <table:table-cell office:value-type="string" table:style-name="ce1">
            <text:p>100.20.1.160/27</text:p>
          </table:table-cell>
          <table:table-cell table:style-name="ce1"/>
          <table:table-cell office:value-type="string" table:style-name="ce1">
            <text:p>100.20.1.160 - 100.20.1.191</text:p>
          </table:table-cell>
          <table:table-cell table:number-columns-repeated="2" table:style-name="ce1"/>
          <table:table-cell office:value-type="float" office:value="30" table:style-name="ce10">
            <text:p>30</text:p>
          </table:table-cell>
          <table:table-cell table:number-columns-repeated="16361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0.49.0/24" table:formula="of:=COM.MICROSOFT.CONCAT(&quot;10.&quot;;32*[.C30]+[.E30];&quot;.&quot;;[.G30]*16+[.I30];&quot;.0/24&quot;)" table:style-name="ce6">
            <text:p>10.0.49.0/24</text:p>
          </table:table-cell>
          <table:table-cell office:value-type="string" office:string-value="2200:20:20:0031::/64" table:formula="of:=COM.MICROSOFT.CONCAT(&quot;2200:20:20:&quot;;DEC2HEX(32*[.C30]+[.E30];2);DEC2HEX([.G30]*16+[.I30];2);&quot;::/64&quot;)" table:style-name="ce1">
            <text:p>2200:20:20:0031::/64</text:p>
          </table:table-cell>
          <table:table-cell table:number-columns-repeated="4" table:style-name="ce1"/>
          <table:table-cell office:value-type="string" table:style-name="ce1">
            <text:p>Aveiro</text:p>
          </table:table-cell>
          <table:table-cell office:value-type="string" table:style-name="ce1">
            <text:p>VideoConf</text:p>
          </table:table-cell>
          <table:table-cell office:value-type="string" table:style-name="ce1">
            <text:p>100.20.1.192/28</text:p>
          </table:table-cell>
          <table:table-cell table:style-name="ce1"/>
          <table:table-cell office:value-type="string" table:style-name="ce1">
            <text:p>100.20.1.192 - 100.20.1.207</text:p>
          </table:table-cell>
          <table:table-cell table:number-columns-repeated="2" table:style-name="ce1"/>
          <table:table-cell office:value-type="float" office:value="14" table:style-name="ce10">
            <text:p>14</text:p>
          </table:table-cell>
          <table:table-cell table:number-columns-repeated="16361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0.81.0/24" table:formula="of:=COM.MICROSOFT.CONCAT(&quot;10.&quot;;32*[.C31]+[.E31];&quot;.&quot;;[.G31]*16+[.I31];&quot;.0/24&quot;)" table:style-name="ce6">
            <text:p>10.0.81.0/24</text:p>
          </table:table-cell>
          <table:table-cell office:value-type="string" office:string-value="2200:20:20:0051::/64" table:formula="of:=COM.MICROSOFT.CONCAT(&quot;2200:20:20:&quot;;DEC2HEX(32*[.C31]+[.E31];2);DEC2HEX([.G31]*16+[.I31];2);&quot;::/64&quot;)" table:style-name="ce1">
            <text:p>2200:20:20:0051::/64</text:p>
          </table:table-cell>
          <table:table-cell table:number-columns-repeated="4" table:style-name="ce1"/>
          <table:table-cell office:value-type="string" table:style-name="ce1">
            <text:p>Lisboa</text:p>
          </table:table-cell>
          <table:table-cell office:value-type="string" table:style-name="ce1">
            <text:p>VideoConf</text:p>
          </table:table-cell>
          <table:table-cell office:value-type="string" table:style-name="ce1">
            <text:p>100.20.1.208/28</text:p>
          </table:table-cell>
          <table:table-cell table:style-name="ce1"/>
          <table:table-cell office:value-type="string" table:style-name="ce1">
            <text:p>100.20.1.208 - 100.20.1.223</text:p>
          </table:table-cell>
          <table:table-cell table:number-columns-repeated="2" table:style-name="ce1"/>
          <table:table-cell office:value-type="float" office:value="14" table:style-name="ce10">
            <text:p>14</text:p>
          </table:table-cell>
          <table:table-cell table:number-columns-repeated="16361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1.49.0/24" table:formula="of:=COM.MICROSOFT.CONCAT(&quot;10.&quot;;32*[.C32]+[.E32];&quot;.&quot;;[.G32]*16+[.I32];&quot;.0/24&quot;)" table:style-name="ce6">
            <text:p>10.1.49.0/24</text:p>
          </table:table-cell>
          <table:table-cell office:value-type="string" office:string-value="2200:20:20:0131::/64" table:formula="of:=COM.MICROSOFT.CONCAT(&quot;2200:20:20:&quot;;DEC2HEX(32*[.C32]+[.E32];2);DEC2HEX([.G32]*16+[.I32];2);&quot;::/64&quot;)" table:style-name="ce1">
            <text:p>2200:20:20:0131::/64</text:p>
          </table:table-cell>
          <table:table-cell table:number-columns-repeated="4" table:style-name="ce1"/>
          <table:table-cell office:value-type="string" table:style-name="ce1">
            <text:p>FREE IP</text:p>
          </table:table-cell>
          <table:table-cell office:value-type="string" table:style-name="ce1">
            <text:p>FREE IP</text:p>
          </table:table-cell>
          <table:table-cell office:value-type="string" table:style-name="ce1">
            <text:p>100.20.1.224/28</text:p>
          </table:table-cell>
          <table:table-cell table:style-name="ce1"/>
          <table:table-cell office:value-type="string" table:style-name="ce1">
            <text:p>100.20.1.224 - 100.20.1.239</text:p>
          </table:table-cell>
          <table:table-cell table:number-columns-repeated="2" table:style-name="ce1"/>
          <table:table-cell office:value-type="float" office:value="14" table:style-name="ce10">
            <text:p>14</text:p>
          </table:table-cell>
          <table:table-cell table:number-columns-repeated="16361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1.81.0/24" table:formula="of:=COM.MICROSOFT.CONCAT(&quot;10.&quot;;32*[.C33]+[.E33];&quot;.&quot;;[.G33]*16+[.I33];&quot;.0/24&quot;)" table:style-name="ce6">
            <text:p>10.1.81.0/24</text:p>
          </table:table-cell>
          <table:table-cell office:value-type="string" office:string-value="2200:20:20:0151::/64" table:formula="of:=COM.MICROSOFT.CONCAT(&quot;2200:20:20:&quot;;DEC2HEX(32*[.C33]+[.E33];2);DEC2HEX([.G33]*16+[.I33];2);&quot;::/64&quot;)" table:style-name="ce1">
            <text:p>2200:20:20:0151::/64</text:p>
          </table:table-cell>
          <table:table-cell table:number-columns-repeated="4" table:style-name="ce1"/>
          <table:table-cell office:value-type="string" table:style-name="ce1">
            <text:p>Boston</text:p>
          </table:table-cell>
          <table:table-cell office:value-type="string" table:style-name="ce1">
            <text:p>VideoConf</text:p>
          </table:table-cell>
          <table:table-cell office:value-type="string" table:style-name="ce1">
            <text:p>100.20.1.240/29</text:p>
          </table:table-cell>
          <table:table-cell table:style-name="ce1"/>
          <table:table-cell office:value-type="string" table:style-name="ce1">
            <text:p>100.20.1.240 - 100.20.1.247</text:p>
          </table:table-cell>
          <table:table-cell table:number-columns-repeated="2" table:style-name="ce1"/>
          <table:table-cell office:value-type="float" office:value="6" table:style-name="ce10">
            <text:p>6</text:p>
          </table:table-cell>
          <table:table-cell table:number-columns-repeated="16361" table:style-name="ce1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2.49.0/24" table:formula="of:=COM.MICROSOFT.CONCAT(&quot;10.&quot;;32*[.C34]+[.E34];&quot;.&quot;;[.G34]*16+[.I34];&quot;.0/24&quot;)" table:style-name="ce6">
            <text:p>10.2.49.0/24</text:p>
          </table:table-cell>
          <table:table-cell office:value-type="string" office:string-value="2200:20:20:0231::/64" table:formula="of:=COM.MICROSOFT.CONCAT(&quot;2200:20:20:&quot;;DEC2HEX(32*[.C34]+[.E34];2);DEC2HEX([.G34]*16+[.I34];2);&quot;::/64&quot;)" table:style-name="ce1">
            <text:p>2200:20:20:0231::/64</text:p>
          </table:table-cell>
          <table:table-cell table:number-columns-repeated="4" table:style-name="ce1"/>
          <table:table-cell office:value-type="string" table:style-name="ce1">
            <text:p>FREE IP</text:p>
          </table:table-cell>
          <table:table-cell office:value-type="string" table:style-name="ce1">
            <text:p>FREE IP</text:p>
          </table:table-cell>
          <table:table-cell office:value-type="string" table:style-name="ce1">
            <text:p>100.20.1.248/29</text:p>
          </table:table-cell>
          <table:table-cell table:style-name="ce1"/>
          <table:table-cell office:value-type="string" table:style-name="ce1">
            <text:p>100.20.1.248 - 100.20.1.255</text:p>
          </table:table-cell>
          <table:table-cell table:number-columns-repeated="2" table:style-name="ce1"/>
          <table:table-cell office:value-type="float" office:value="6" table:style-name="ce10">
            <text:p>6</text:p>
          </table:table-cell>
          <table:table-cell table:number-columns-repeated="16361" table:style-name="ce1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2.81.0/24" table:formula="of:=COM.MICROSOFT.CONCAT(&quot;10.&quot;;32*[.C35]+[.E35];&quot;.&quot;;[.G35]*16+[.I35];&quot;.0/24&quot;)" table:style-name="ce6">
            <text:p>10.2.81.0/24</text:p>
          </table:table-cell>
          <table:table-cell office:value-type="string" office:string-value="2200:20:20:0251::/64" table:formula="of:=COM.MICROSOFT.CONCAT(&quot;2200:20:20:&quot;;DEC2HEX(32*[.C35]+[.E35];2);DEC2HEX([.G35]*16+[.I35];2);&quot;::/64&quot;)" table:style-name="ce1">
            <text:p>2200:20:20:0251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3.49.0/24" table:formula="of:=COM.MICROSOFT.CONCAT(&quot;10.&quot;;32*[.C36]+[.E36];&quot;.&quot;;[.G36]*16+[.I36];&quot;.0/24&quot;)" table:style-name="ce6">
            <text:p>10.3.49.0/24</text:p>
          </table:table-cell>
          <table:table-cell office:value-type="string" office:string-value="2200:20:20:0331::/64" table:formula="of:=COM.MICROSOFT.CONCAT(&quot;2200:20:20:&quot;;DEC2HEX(32*[.C36]+[.E36];2);DEC2HEX([.G36]*16+[.I36];2);&quot;::/64&quot;)" table:style-name="ce1">
            <text:p>2200:20:20:0331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A partir da rede 100.20.0.0/20 fizemos a divisão mostrada em cima, da seguinte forma: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3.81.0/24" table:formula="of:=COM.MICROSOFT.CONCAT(&quot;10.&quot;;32*[.C37]+[.E37];&quot;.&quot;;[.G37]*16+[.I37];&quot;.0/24&quot;)" table:style-name="ce6">
            <text:p>10.3.81.0/24</text:p>
          </table:table-cell>
          <table:table-cell office:value-type="string" office:string-value="2200:20:20:0351::/64" table:formula="of:=COM.MICROSOFT.CONCAT(&quot;2200:20:20:&quot;;DEC2HEX(32*[.C37]+[.E37];2);DEC2HEX([.G37]*16+[.I37];2);&quot;::/64&quot;)" table:style-name="ce1">
            <text:p>2200:20:20:0351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Lo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4.49.0/24" table:formula="of:=COM.MICROSOFT.CONCAT(&quot;10.&quot;;32*[.C38]+[.E38];&quot;.&quot;;[.G38]*16+[.I38];&quot;.0/24&quot;)" table:style-name="ce6">
            <text:p>10.4.49.0/24</text:p>
          </table:table-cell>
          <table:table-cell office:value-type="string" office:string-value="2200:20:20:0431::/64" table:formula="of:=COM.MICROSOFT.CONCAT(&quot;2200:20:20:&quot;;DEC2HEX(32*[.C38]+[.E38];2);DEC2HEX([.G38]*16+[.I38];2);&quot;::/64&quot;)" table:style-name="ce1">
            <text:p>2200:20:20:0431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1) Começamos por distribuir redes /27, com 30 hosts disponíveis em cada, para serem usadas em mecanismos NAT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Lo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Investigado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office:value-type="float" office:value="1" table:style-name="ce6">
            <text:p>1</text:p>
          </table:table-cell>
          <table:table-cell office:value-type="string" office:string-value="10.4.81.0/24" table:formula="of:=COM.MICROSOFT.CONCAT(&quot;10.&quot;;32*[.C39]+[.E39];&quot;.&quot;;[.G39]*16+[.I39];&quot;.0/24&quot;)" table:style-name="ce6">
            <text:p>10.4.81.0/24</text:p>
          </table:table-cell>
          <table:table-cell office:value-type="string" office:string-value="2200:20:20:0451::/64" table:formula="of:=COM.MICROSOFT.CONCAT(&quot;2200:20:20:&quot;;DEC2HEX(32*[.C39]+[.E39];2);DEC2HEX([.G39]*16+[.I39];2);&quot;::/64&quot;)" table:style-name="ce1">
            <text:p>2200:20:20:0451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table:number-columns-repeated="14" table:style-name="ce1"/>
          <table:table-cell table:style-name="ce11"/>
          <table:table-cell office:value-type="string" table:style-name="ce11">
            <text:p>2) Fizemos a distribuição de IPs para sistemas de videoconferência de acordo com o número de hosts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table:number-columns-repeated="14" table:style-name="ce1"/>
          <table:table-cell table:style-name="ce11"/>
          <table:table-cell office:value-type="string" table:style-name="ce12">
            <text:p><text:s text:c="8"/>destinados a esse fim em cada uma das cidades: Aveiro (12), Lisboa (10) e Boston (2)</text:p>
          </table:table-cell>
          <table:table-cell table:number-columns-repeated="10" table:style-name="ce11"/>
          <table:table-cell table:number-columns-repeated="16358"/>
        </table:table-row>
        <table:table-row table:style-name="ro2">
          <table:table-cell table:style-name="ce1"/>
          <table:table-cell office:value-type="string" table:style-name="ce5">
            <text:p>Edifício 2 de prestação de serviços multidisciplinares</text:p>
          </table:table-cell>
          <table:table-cell table:number-columns-repeated="7" table:style-name="ce6"/>
          <table:table-cell office:value-type="string" table:style-name="ce1">
            <text:p>(com datacenter central)</text:p>
          </table:table-cell>
          <table:table-cell table:number-columns-repeated="4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<text:s text:c="5"/>Aveiro</text:p>
          </table:table-cell>
          <table:table-cell table:style-name="ce1"/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style-name="ce11"/>
          <table:table-cell office:value-type="string" table:style-name="ce11">
            <text:p>3) Sobraram então as duas redes para os datacenters. Sendo que a empresa é sediada em Aveiro,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0.18.0/24" table:formula="of:=COM.MICROSOFT.CONCAT(&quot;10.&quot;;32*[.C44]+[.E44];&quot;.&quot;;[.G44]*16+[.I44];&quot;.0/24&quot;)" table:style-name="ce6">
            <text:p>10.0.18.0/24</text:p>
          </table:table-cell>
          <table:table-cell office:value-type="string" office:string-value="2200:20:20:0012::/64" table:formula="of:=COM.MICROSOFT.CONCAT(&quot;2200:20:20:&quot;;DEC2HEX(32*[.C44]+[.E44];2);DEC2HEX([.G44]*16+[.I44];2);&quot;::/64&quot;)" table:style-name="ce1">
            <text:p>2200:20:20:0012::/64</text:p>
          </table:table-cell>
          <table:table-cell table:number-columns-repeated="3" table:style-name="ce1"/>
          <table:table-cell table:style-name="ce11"/>
          <table:table-cell office:value-type="string" table:style-name="ce12">
            <text:p><text:s text:c="9"/>decidimos dar mais IPs ao datacenter da sede, ficando com 254 IPs disponíveis e Boston com 62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0.34.0/24" table:formula="of:=COM.MICROSOFT.CONCAT(&quot;10.&quot;;32*[.C45]+[.E45];&quot;.&quot;;[.G45]*16+[.I45];&quot;.0/24&quot;)" table:style-name="ce6">
            <text:p>10.0.34.0/24</text:p>
          </table:table-cell>
          <table:table-cell office:value-type="string" office:string-value="2200:20:20:0022::/64" table:formula="of:=COM.MICROSOFT.CONCAT(&quot;2200:20:20:&quot;;DEC2HEX(32*[.C45]+[.E45];2);DEC2HEX([.G45]*16+[.I45];2);&quot;::/64&quot;)" table:style-name="ce1">
            <text:p>2200:20:20:0022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0.50.0/24" table:formula="of:=COM.MICROSOFT.CONCAT(&quot;10.&quot;;32*[.C46]+[.E46];&quot;.&quot;;[.G46]*16+[.I46];&quot;.0/24&quot;)" table:style-name="ce6">
            <text:p>10.0.50.0/24</text:p>
          </table:table-cell>
          <table:table-cell office:value-type="string" office:string-value="2200:20:20:0032::/64" table:formula="of:=COM.MICROSOFT.CONCAT(&quot;2200:20:20:&quot;;DEC2HEX(32*[.C46]+[.E46];2);DEC2HEX([.G46]*16+[.I46];2);&quot;::/64&quot;)" table:style-name="ce1">
            <text:p>2200:20:20:003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4) Não sentimos necessidade de dividir a rede /24 original, primeiro porque sendo uma rede de um datacenter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1.18.0/24" table:formula="of:=COM.MICROSOFT.CONCAT(&quot;10.&quot;;32*[.C47]+[.E47];&quot;.&quot;;[.G47]*16+[.I47];&quot;.0/24&quot;)" table:style-name="ce6">
            <text:p>10.1.18.0/24</text:p>
          </table:table-cell>
          <table:table-cell office:value-type="string" office:string-value="2200:20:20:0112::/64" table:formula="of:=COM.MICROSOFT.CONCAT(&quot;2200:20:20:&quot;;DEC2HEX(32*[.C47]+[.E47];2);DEC2HEX([.G47]*16+[.I47];2);&quot;::/64&quot;)" table:style-name="ce1">
            <text:p>2200:20:20:011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<text:s text:c="8"/>da sede, está sempre suscetível a expansão e pode haver necessidade de atribuir mais IPs. Além disso,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1.34.0/24" table:formula="of:=COM.MICROSOFT.CONCAT(&quot;10.&quot;;32*[.C48]+[.E48];&quot;.&quot;;[.G48]*16+[.I48];&quot;.0/24&quot;)" table:style-name="ce6">
            <text:p>10.1.34.0/24</text:p>
          </table:table-cell>
          <table:table-cell office:value-type="string" office:string-value="2200:20:20:0122::/64" table:formula="of:=COM.MICROSOFT.CONCAT(&quot;2200:20:20:&quot;;DEC2HEX(32*[.C48]+[.E48];2);DEC2HEX([.G48]*16+[.I48];2);&quot;::/64&quot;)" table:style-name="ce1">
            <text:p>2200:20:20:012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<text:s text:c="8"/>já tínhamos algumas redes livres que podem também ser úteis no futuro, daí não ser necessário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1.50.0/24" table:formula="of:=COM.MICROSOFT.CONCAT(&quot;10.&quot;;32*[.C49]+[.E49];&quot;.&quot;;[.G49]*16+[.I49];&quot;.0/24&quot;)" table:style-name="ce6">
            <text:p>10.1.50.0/24</text:p>
          </table:table-cell>
          <table:table-cell office:value-type="string" office:string-value="2200:20:20:0132::/64" table:formula="of:=COM.MICROSOFT.CONCAT(&quot;2200:20:20:&quot;;DEC2HEX(32*[.C49]+[.E49];2);DEC2HEX([.G49]*16+[.I49];2);&quot;::/64&quot;)" table:style-name="ce1">
            <text:p>2200:20:20:0132::/64</text:p>
          </table:table-cell>
          <table:table-cell table:number-columns-repeated="3" table:style-name="ce1"/>
          <table:table-cell table:style-name="ce11"/>
          <table:table-cell office:value-type="string" table:style-name="ce11">
            <text:p><text:s text:c="7"/>deixar redes por atribuir</text:p>
          </table:table-cell>
          <table:table-cell table:number-columns-repeated="10" table:style-name="ce11"/>
          <table:table-cell table:number-columns-repeated="16358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2.18.0/24" table:formula="of:=COM.MICROSOFT.CONCAT(&quot;10.&quot;;32*[.C50]+[.E50];&quot;.&quot;;[.G50]*16+[.I50];&quot;.0/24&quot;)" table:style-name="ce6">
            <text:p>10.2.18.0/24</text:p>
          </table:table-cell>
          <table:table-cell office:value-type="string" office:string-value="2200:20:20:0212::/64" table:formula="of:=COM.MICROSOFT.CONCAT(&quot;2200:20:20:&quot;;DEC2HEX(32*[.C50]+[.E50];2);DEC2HEX([.G50]*16+[.I50];2);&quot;::/64&quot;)" table:style-name="ce1">
            <text:p>2200:20:20:0212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2.34.0/24" table:formula="of:=COM.MICROSOFT.CONCAT(&quot;10.&quot;;32*[.C51]+[.E51];&quot;.&quot;;[.G51]*16+[.I51];&quot;.0/24&quot;)" table:style-name="ce6">
            <text:p>10.2.34.0/24</text:p>
          </table:table-cell>
          <table:table-cell office:value-type="string" office:string-value="2200:20:20:0222::/64" table:formula="of:=COM.MICROSOFT.CONCAT(&quot;2200:20:20:&quot;;DEC2HEX(32*[.C51]+[.E51];2);DEC2HEX([.G51]*16+[.I51];2);&quot;::/64&quot;)" table:style-name="ce1">
            <text:p>2200:20:20:0222::/64</text:p>
          </table:table-cell>
          <table:table-cell table:number-columns-repeated="3" table:style-name="ce1"/>
          <table:table-cell table:number-columns-repeated="12" table:style-name="ce11"/>
          <table:table-cell table:number-columns-repeated="16358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2.50.0/24" table:formula="of:=COM.MICROSOFT.CONCAT(&quot;10.&quot;;32*[.C52]+[.E52];&quot;.&quot;;[.G52]*16+[.I52];&quot;.0/24&quot;)" table:style-name="ce6">
            <text:p>10.2.50.0/24</text:p>
          </table:table-cell>
          <table:table-cell office:value-type="string" office:string-value="2200:20:20:0232::/64" table:formula="of:=COM.MICROSOFT.CONCAT(&quot;2200:20:20:&quot;;DEC2HEX(32*[.C52]+[.E52];2);DEC2HEX([.G52]*16+[.I52];2);&quot;::/64&quot;)" table:style-name="ce1">
            <text:p>2200:20:20:023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18.0/24" table:formula="of:=COM.MICROSOFT.CONCAT(&quot;10.&quot;;32*[.C53]+[.E53];&quot;.&quot;;[.G53]*16+[.I53];&quot;.0/24&quot;)" table:style-name="ce6">
            <text:p>10.3.18.0/24</text:p>
          </table:table-cell>
          <table:table-cell office:value-type="string" office:string-value="2200:20:20:0312::/64" table:formula="of:=COM.MICROSOFT.CONCAT(&quot;2200:20:20:&quot;;DEC2HEX(32*[.C53]+[.E53];2);DEC2HEX([.G53]*16+[.I53];2);&quot;::/64&quot;)" table:style-name="ce1">
            <text:p>2200:20:20:031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34.0/24" table:formula="of:=COM.MICROSOFT.CONCAT(&quot;10.&quot;;32*[.C54]+[.E54];&quot;.&quot;;[.G54]*16+[.I54];&quot;.0/24&quot;)" table:style-name="ce6">
            <text:p>10.3.34.0/24</text:p>
          </table:table-cell>
          <table:table-cell office:value-type="string" office:string-value="2200:20:20:0322::/64" table:formula="of:=COM.MICROSOFT.CONCAT(&quot;2200:20:20:&quot;;DEC2HEX(32*[.C54]+[.E54];2);DEC2HEX([.G54]*16+[.I54];2);&quot;::/64&quot;)" table:style-name="ce1">
            <text:p>2200:20:20:032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50.0/24" table:formula="of:=COM.MICROSOFT.CONCAT(&quot;10.&quot;;32*[.C55]+[.E55];&quot;.&quot;;[.G55]*16+[.I55];&quot;.0/24&quot;)" table:style-name="ce6">
            <text:p>10.3.50.0/24</text:p>
          </table:table-cell>
          <table:table-cell office:value-type="string" office:string-value="2200:20:20:0332::/64" table:formula="of:=COM.MICROSOFT.CONCAT(&quot;2200:20:20:&quot;;DEC2HEX(32*[.C55]+[.E55];2);DEC2HEX([.G55]*16+[.I55];2);&quot;::/64&quot;)" table:style-name="ce1">
            <text:p>2200:20:20:033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34.0/24" table:formula="of:=COM.MICROSOFT.CONCAT(&quot;10.&quot;;32*[.C56]+[.E56];&quot;.&quot;;[.G56]*16+[.I56];&quot;.0/24&quot;)" table:style-name="ce6">
            <text:p>10.3.34.0/24</text:p>
          </table:table-cell>
          <table:table-cell office:value-type="string" office:string-value="2200:20:20:0322::/64" table:formula="of:=COM.MICROSOFT.CONCAT(&quot;2200:20:20:&quot;;DEC2HEX(32*[.C56]+[.E56];2);DEC2HEX([.G56]*16+[.I56];2);&quot;::/64&quot;)" table:style-name="ce1">
            <text:p>2200:20:20:032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3.50.0/24" table:formula="of:=COM.MICROSOFT.CONCAT(&quot;10.&quot;;32*[.C57]+[.E57];&quot;.&quot;;[.G57]*16+[.I57];&quot;.0/24&quot;)" table:style-name="ce6">
            <text:p>10.3.50.0/24</text:p>
          </table:table-cell>
          <table:table-cell office:value-type="string" office:string-value="2200:20:20:0332::/64" table:formula="of:=COM.MICROSOFT.CONCAT(&quot;2200:20:20:&quot;;DEC2HEX(32*[.C57]+[.E57];2);DEC2HEX([.G57]*16+[.I57];2);&quot;::/64&quot;)" table:style-name="ce1">
            <text:p>2200:20:20:033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4.18.0/24" table:formula="of:=COM.MICROSOFT.CONCAT(&quot;10.&quot;;32*[.C58]+[.E58];&quot;.&quot;;[.G58]*16+[.I58];&quot;.0/24&quot;)" table:style-name="ce6">
            <text:p>10.4.18.0/24</text:p>
          </table:table-cell>
          <table:table-cell office:value-type="string" office:string-value="2200:20:20:0412::/64" table:formula="of:=COM.MICROSOFT.CONCAT(&quot;2200:20:20:&quot;;DEC2HEX(32*[.C58]+[.E58];2);DEC2HEX([.G58]*16+[.I58];2);&quot;::/64&quot;)" table:style-name="ce1">
            <text:p>2200:20:20:041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4.34.0/24" table:formula="of:=COM.MICROSOFT.CONCAT(&quot;10.&quot;;32*[.C59]+[.E59];&quot;.&quot;;[.G59]*16+[.I59];&quot;.0/24&quot;)" table:style-name="ce6">
            <text:p>10.4.34.0/24</text:p>
          </table:table-cell>
          <table:table-cell office:value-type="string" office:string-value="2200:20:20:0422::/64" table:formula="of:=COM.MICROSOFT.CONCAT(&quot;2200:20:20:&quot;;DEC2HEX(32*[.C59]+[.E59];2);DEC2HEX([.G59]*16+[.I59];2);&quot;::/64&quot;)" table:style-name="ce1">
            <text:p>2200:20:20:0422::/64</text:p>
          </table:table-cell>
          <table:table-cell table:number-columns-repeated="16373" table:style-name="ce1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4.50.0/24" table:formula="of:=COM.MICROSOFT.CONCAT(&quot;10.&quot;;32*[.C60]+[.E60];&quot;.&quot;;[.G60]*16+[.I60];&quot;.0/24&quot;)" table:style-name="ce6">
            <text:p>10.4.50.0/24</text:p>
          </table:table-cell>
          <table:table-cell office:value-type="string" office:string-value="2200:20:20:0432::/64" table:formula="of:=COM.MICROSOFT.CONCAT(&quot;2200:20:20:&quot;;DEC2HEX(32*[.C60]+[.E60];2);DEC2HEX([.G60]*16+[.I60];2);&quot;::/64&quot;)" table:style-name="ce1">
            <text:p>2200:20:20:043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5.18.0/24" table:formula="of:=COM.MICROSOFT.CONCAT(&quot;10.&quot;;32*[.C61]+[.E61];&quot;.&quot;;[.G61]*16+[.I61];&quot;.0/24&quot;)" table:style-name="ce6">
            <text:p>10.5.18.0/24</text:p>
          </table:table-cell>
          <table:table-cell office:value-type="string" office:string-value="2200:20:20:0512::/64" table:formula="of:=COM.MICROSOFT.CONCAT(&quot;2200:20:20:&quot;;DEC2HEX(32*[.C61]+[.E61];2);DEC2HEX([.G61]*16+[.I61];2);&quot;::/64&quot;)" table:style-name="ce1">
            <text:p>2200:20:20:051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5.34.0/24" table:formula="of:=COM.MICROSOFT.CONCAT(&quot;10.&quot;;32*[.C62]+[.E62];&quot;.&quot;;[.G62]*16+[.I62];&quot;.0/24&quot;)" table:style-name="ce6">
            <text:p>10.5.34.0/24</text:p>
          </table:table-cell>
          <table:table-cell office:value-type="string" office:string-value="2200:20:20:0522::/64" table:formula="of:=COM.MICROSOFT.CONCAT(&quot;2200:20:20:&quot;;DEC2HEX(32*[.C62]+[.E62];2);DEC2HEX([.G62]*16+[.I62];2);&quot;::/64&quot;)" table:style-name="ce1">
            <text:p>2200:20:20:052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5.50.0/24" table:formula="of:=COM.MICROSOFT.CONCAT(&quot;10.&quot;;32*[.C63]+[.E63];&quot;.&quot;;[.G63]*16+[.I63];&quot;.0/24&quot;)" table:style-name="ce6">
            <text:p>10.5.50.0/24</text:p>
          </table:table-cell>
          <table:table-cell office:value-type="string" office:string-value="2200:20:20:0532::/64" table:formula="of:=COM.MICROSOFT.CONCAT(&quot;2200:20:20:&quot;;DEC2HEX(32*[.C63]+[.E63];2);DEC2HEX([.G63]*16+[.I63];2);&quot;::/64&quot;)" table:style-name="ce1">
            <text:p>2200:20:20:0532::/64</text:p>
          </table:table-cell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opback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None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</text:p>
          </table:table-cell>
          <table:table-cell office:value-type="float" office:value="2" table:style-name="ce6">
            <text:p>2</text:p>
          </table:table-cell>
          <table:table-cell office:value-type="string" office:string-value="10.6.2.0/24" table:formula="of:=COM.MICROSOFT.CONCAT(&quot;10.&quot;;32*[.C64]+[.E64];&quot;.&quot;;[.G64]*16+[.I64];&quot;.0/24&quot;)" table:style-name="ce6">
            <text:p>10.6.2.0/24</text:p>
          </table:table-cell>
          <table:table-cell office:value-type="string" office:string-value="2200:20:20:0602::/64" table:formula="of:=COM.MICROSOFT.CONCAT(&quot;2200:20:20:&quot;;DEC2HEX(32*[.C64]+[.E64];2);DEC2HEX([.G64]*16+[.I64];2);&quot;::/64&quot;)" table:style-name="ce1">
            <text:p>2200:20:20:0602::/64</text:p>
          </table:table-cell>
          <table:table-cell table:number-columns-repeated="16373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ork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16.0/24" table:formula="of:=COM.MICROSOFT.CONCAT(&quot;10.&quot;;32*[.C65]+[.E65];&quot;.&quot;;[.G65]*16+[.I65];&quot;.0/24&quot;)" table:style-name="ce2">
            <text:p>10.7.16.0/24</text:p>
          </table:table-cell>
          <table:table-cell office:value-type="string" office:string-value="2200:20:20:0710::/64" table:formula="of:=COM.MICROSOFT.CONCAT(&quot;2200:20:20:&quot;;DEC2HEX(32*[.C65]+[.E65];2);DEC2HEX([.G65]*16+[.I65];2);&quot;::/64&quot;)" table:style-name="ce1">
            <text:p>2200:20:20:0710::/64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ng.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32.0/24" table:formula="of:=COM.MICROSOFT.CONCAT(&quot;10.&quot;;32*[.C66]+[.E66];&quot;.&quot;;[.G66]*16+[.I66];&quot;.0/24&quot;)" table:style-name="ce2">
            <text:p>10.7.32.0/24</text:p>
          </table:table-cell>
          <table:table-cell office:value-type="string" office:string-value="2200:20:20:0720::/64" table:formula="of:=COM.MICROSOFT.CONCAT(&quot;2200:20:20:&quot;;DEC2HEX(32*[.C66]+[.E66];2);DEC2HEX([.G66]*16+[.I66];2);&quot;::/64&quot;)" table:style-name="ce1">
            <text:p>2200:20:20:0720::/64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m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48.0/24" table:formula="of:=COM.MICROSOFT.CONCAT(&quot;10.&quot;;32*[.C67]+[.E67];&quot;.&quot;;[.G67]*16+[.I67];&quot;.0/24&quot;)" table:style-name="ce2">
            <text:p>10.7.48.0/24</text:p>
          </table:table-cell>
          <table:table-cell office:value-type="string" office:string-value="2200:20:20:0730::/64" table:formula="of:=COM.MICROSOFT.CONCAT(&quot;2200:20:20:&quot;;DEC2HEX(32*[.C67]+[.E67];2);DEC2HEX([.G67]*16+[.I67];2);&quot;::/64&quot;)" table:style-name="ce1">
            <text:p>2200:20:20:0730::/64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lie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.64.0/24" table:formula="of:=COM.MICROSOFT.CONCAT(&quot;10.&quot;;32*[.C68]+[.E68];&quot;.&quot;;[.G68]*16+[.I68];&quot;.0/24&quot;)" table:style-name="ce2">
            <text:p>10.7.64.0/24</text:p>
          </table:table-cell>
          <table:table-cell office:value-type="string" office:string-value="2200:20:20:0740::/64" table:formula="of:=COM.MICROSOFT.CONCAT(&quot;2200:20:20:&quot;;DEC2HEX(32*[.C68]+[.E68];2);DEC2HEX([.G68]*16+[.I68];2);&quot;::/64&quot;)" table:style-name="ce1">
            <text:p>2200:20:20:0740::/6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6">
            <text:p>Aveir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table:style-name="ce2"/>
          <table:table-cell office:value-type="string" office:string-value="10.8.0.0/24" table:formula="of:=COM.MICROSOFT.CONCAT(&quot;10.&quot;;32*[.C69]+[.E69];&quot;.&quot;;[.G69]*16+[.I69];&quot;.0/24&quot;)" table:style-name="ce2">
            <text:p>10.8.0.0/24</text:p>
          </table:table-cell>
          <table:table-cell office:value-type="string" office:string-value="2200:20:20:0800::/64" table:formula="of:=COM.MICROSOFT.CONCAT(&quot;2200:20:20:&quot;;DEC2HEX(32*[.C69]+[.E69];2);DEC2HEX([.G69]*16+[.I69];2);&quot;::/64&quot;)" table:style-name="ce1">
            <text:p>2200:20:20:0800::/64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3">
            <text:p>LISBO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s text:c="5"/>Lisboa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figuraçao equipament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4.32.0/24" table:formula="of:=COM.MICROSOFT.CONCAT(&quot;10.&quot;;32*[.C73]+[.E73];&quot;.&quot;;[.G73]*16+[.I73];&quot;.0/24&quot;)" table:style-name="ce6">
            <text:p>10.34.32.0/24</text:p>
          </table:table-cell>
          <table:table-cell office:value-type="string" office:string-value="2200:20:20:2220::/64" table:formula="of:=COM.MICROSOFT.CONCAT(&quot;2200:20:20:&quot;;DEC2HEX(32*[.C73]+[.E73];2);DEC2HEX([.G73]*16+[.I73];2);&quot;::/64&quot;)" table:style-name="ce1">
            <text:p>2200:20:20:2220::/64</text:p>
          </table:table-cell>
          <table:table-cell table:number-columns-repeated="16373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4.48.0/24" table:formula="of:=COM.MICROSOFT.CONCAT(&quot;10.&quot;;32*[.C74]+[.E74];&quot;.&quot;;[.G74]*16+[.I74];&quot;.0/24&quot;)" table:style-name="ce6">
            <text:p>10.34.48.0/24</text:p>
          </table:table-cell>
          <table:table-cell office:value-type="string" office:string-value="2200:20:20:2230::/64" table:formula="of:=COM.MICROSOFT.CONCAT(&quot;2200:20:20:&quot;;DEC2HEX(32*[.C74]+[.E74];2);DEC2HEX([.G74]*16+[.I74];2);&quot;::/64&quot;)" table:style-name="ce1">
            <text:p>2200:20:20:2230::/64</text:p>
          </table:table-cell>
          <table:table-cell table:number-columns-repeated="16373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16.0/24" table:formula="of:=COM.MICROSOFT.CONCAT(&quot;10.&quot;;32*[.C75]+[.E75];&quot;.&quot;;[.G75]*16+[.I75];&quot;.0/24&quot;)" table:style-name="ce6">
            <text:p>10.35.16.0/24</text:p>
          </table:table-cell>
          <table:table-cell office:value-type="string" office:string-value="2200:20:20:2310::/64" table:formula="of:=COM.MICROSOFT.CONCAT(&quot;2200:20:20:&quot;;DEC2HEX(32*[.C75]+[.E75];2);DEC2HEX([.G75]*16+[.I75];2);&quot;::/64&quot;)" table:style-name="ce1">
            <text:p>2200:20:20:2310::/64</text:p>
          </table:table-cell>
          <table:table-cell table:number-columns-repeated="16373"/>
        </table:table-row>
        <table:table-row table:style-name="ro3">
          <table:table-cell office:value-type="float" office:value="51" table:style-name="ce1">
            <text:p>51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32.0/24" table:formula="of:=COM.MICROSOFT.CONCAT(&quot;10.&quot;;32*[.C76]+[.E76];&quot;.&quot;;[.G76]*16+[.I76];&quot;.0/24&quot;)" table:style-name="ce6">
            <text:p>10.35.32.0/24</text:p>
          </table:table-cell>
          <table:table-cell office:value-type="string" office:string-value="2200:20:20:2320::/64" table:formula="of:=COM.MICROSOFT.CONCAT(&quot;2200:20:20:&quot;;DEC2HEX(32*[.C76]+[.E76];2);DEC2HEX([.G76]*16+[.I76];2);&quot;::/64&quot;)" table:style-name="ce1">
            <text:p>2200:20:20:2320::/64</text:p>
          </table:table-cell>
          <table:table-cell table:number-columns-repeated="16373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48.0/24" table:formula="of:=COM.MICROSOFT.CONCAT(&quot;10.&quot;;32*[.C77]+[.E77];&quot;.&quot;;[.G77]*16+[.I77];&quot;.0/24&quot;)" table:style-name="ce6">
            <text:p>10.35.48.0/24</text:p>
          </table:table-cell>
          <table:table-cell office:value-type="string" office:string-value="2200:20:20:2330::/64" table:formula="of:=COM.MICROSOFT.CONCAT(&quot;2200:20:20:&quot;;DEC2HEX(32*[.C77]+[.E77];2);DEC2HEX([.G77]*16+[.I77];2);&quot;::/64&quot;)" table:style-name="ce1">
            <text:p>2200:20:20:2330::/64</text:p>
          </table:table-cell>
          <table:table-cell table:number-columns-repeated="16373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32.0/24" table:formula="of:=COM.MICROSOFT.CONCAT(&quot;10.&quot;;32*[.C78]+[.E78];&quot;.&quot;;[.G78]*16+[.I78];&quot;.0/24&quot;)" table:style-name="ce6">
            <text:p>10.35.32.0/24</text:p>
          </table:table-cell>
          <table:table-cell office:value-type="string" office:string-value="2200:20:20:2320::/64" table:formula="of:=COM.MICROSOFT.CONCAT(&quot;2200:20:20:&quot;;DEC2HEX(32*[.C78]+[.E78];2);DEC2HEX([.G78]*16+[.I78];2);&quot;::/64&quot;)" table:style-name="ce1">
            <text:p>2200:20:20:2320::/64</text:p>
          </table:table-cell>
          <table:table-cell table:number-columns-repeated="16373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5.48.0/24" table:formula="of:=COM.MICROSOFT.CONCAT(&quot;10.&quot;;32*[.C79]+[.E79];&quot;.&quot;;[.G79]*16+[.I79];&quot;.0/24&quot;)" table:style-name="ce6">
            <text:p>10.35.48.0/24</text:p>
          </table:table-cell>
          <table:table-cell office:value-type="string" office:string-value="2200:20:20:2330::/64" table:formula="of:=COM.MICROSOFT.CONCAT(&quot;2200:20:20:&quot;;DEC2HEX(32*[.C79]+[.E79];2);DEC2HEX([.G79]*16+[.I79];2);&quot;::/64&quot;)" table:style-name="ce1">
            <text:p>2200:20:20:2330::/64</text:p>
          </table:table-cell>
          <table:table-cell table:number-columns-repeated="16373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6.16.0/24" table:formula="of:=COM.MICROSOFT.CONCAT(&quot;10.&quot;;32*[.C80]+[.E80];&quot;.&quot;;[.G80]*16+[.I80];&quot;.0/24&quot;)" table:style-name="ce6">
            <text:p>10.36.16.0/24</text:p>
          </table:table-cell>
          <table:table-cell office:value-type="string" office:string-value="2200:20:20:2410::/64" table:formula="of:=COM.MICROSOFT.CONCAT(&quot;2200:20:20:&quot;;DEC2HEX(32*[.C80]+[.E80];2);DEC2HEX([.G80]*16+[.I80];2);&quot;::/64&quot;)" table:style-name="ce1">
            <text:p>2200:20:20:2410::/64</text:p>
          </table:table-cell>
          <table:table-cell table:number-columns-repeated="16373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6.32.0/24" table:formula="of:=COM.MICROSOFT.CONCAT(&quot;10.&quot;;32*[.C81]+[.E81];&quot;.&quot;;[.G81]*16+[.I81];&quot;.0/24&quot;)" table:style-name="ce6">
            <text:p>10.36.32.0/24</text:p>
          </table:table-cell>
          <table:table-cell office:value-type="string" office:string-value="2200:20:20:2420::/64" table:formula="of:=COM.MICROSOFT.CONCAT(&quot;2200:20:20:&quot;;DEC2HEX(32*[.C81]+[.E81];2);DEC2HEX([.G81]*16+[.I81];2);&quot;::/64&quot;)" table:style-name="ce1">
            <text:p>2200:20:20:2420::/64</text:p>
          </table:table-cell>
          <table:table-cell table:number-columns-repeated="16373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6.48.0/24" table:formula="of:=COM.MICROSOFT.CONCAT(&quot;10.&quot;;32*[.C82]+[.E82];&quot;.&quot;;[.G82]*16+[.I82];&quot;.0/24&quot;)" table:style-name="ce6">
            <text:p>10.36.48.0/24</text:p>
          </table:table-cell>
          <table:table-cell office:value-type="string" office:string-value="2200:20:20:2430::/64" table:formula="of:=COM.MICROSOFT.CONCAT(&quot;2200:20:20:&quot;;DEC2HEX(32*[.C82]+[.E82];2);DEC2HEX([.G82]*16+[.I82];2);&quot;::/64&quot;)" table:style-name="ce1">
            <text:p>2200:20:20:243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Lisbo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opBack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one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37.0.0/24" table:formula="of:=COM.MICROSOFT.CONCAT(&quot;10.&quot;;32*[.C83]+[.E83];&quot;.&quot;;[.G83]*16+[.I83];&quot;.0/24&quot;)" table:style-name="ce6">
            <text:p>10.37.0.0/24</text:p>
          </table:table-cell>
          <table:table-cell office:value-type="string" office:string-value="2200:20:20:2500::/64" table:formula="of:=COM.MICROSOFT.CONCAT(&quot;2200:20:20:&quot;;DEC2HEX(32*[.C83]+[.E83];2);DEC2HEX([.G83]*16+[.I83];2);&quot;::/64&quot;)" table:style-name="ce1">
            <text:p>2200:20:20:2500::/64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ork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16.0/24" table:formula="of:=COM.MICROSOFT.CONCAT(&quot;10.&quot;;32*[.C84]+[.E84];&quot;.&quot;;[.G84]*16+[.I84];&quot;.0/24&quot;)" table:style-name="ce2">
            <text:p>10.38.16.0/24</text:p>
          </table:table-cell>
          <table:table-cell office:value-type="string" office:string-value="2200:20:20:2610::/64" table:formula="of:=COM.MICROSOFT.CONCAT(&quot;2200:20:20:&quot;;DEC2HEX(32*[.C84]+[.E84];2);DEC2HEX([.G84]*16+[.I84];2);&quot;::/64&quot;)" table:style-name="ce1">
            <text:p>2200:20:20:2610::/64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ng.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32.0/24" table:formula="of:=COM.MICROSOFT.CONCAT(&quot;10.&quot;;32*[.C85]+[.E85];&quot;.&quot;;[.G85]*16+[.I85];&quot;.0/24&quot;)" table:style-name="ce2">
            <text:p>10.38.32.0/24</text:p>
          </table:table-cell>
          <table:table-cell office:value-type="string" office:string-value="2200:20:20:2620::/64" table:formula="of:=COM.MICROSOFT.CONCAT(&quot;2200:20:20:&quot;;DEC2HEX(32*[.C85]+[.E85];2);DEC2HEX([.G85]*16+[.I85];2);&quot;::/64&quot;)" table:style-name="ce1">
            <text:p>2200:20:20:2620::/64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dm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48.0/24" table:formula="of:=COM.MICROSOFT.CONCAT(&quot;10.&quot;;32*[.C86]+[.E86];&quot;.&quot;;[.G86]*16+[.I86];&quot;.0/24&quot;)" table:style-name="ce2">
            <text:p>10.38.48.0/24</text:p>
          </table:table-cell>
          <table:table-cell office:value-type="string" office:string-value="2200:20:20:2630::/64" table:formula="of:=COM.MICROSOFT.CONCAT(&quot;2200:20:20:&quot;;DEC2HEX(32*[.C86]+[.E86];2);DEC2HEX([.G86]*16+[.I86];2);&quot;::/64&quot;)" table:style-name="ce1">
            <text:p>2200:20:20:2630::/64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i-F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lie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38.64.0/24" table:formula="of:=COM.MICROSOFT.CONCAT(&quot;10.&quot;;32*[.C87]+[.E87];&quot;.&quot;;[.G87]*16+[.I87];&quot;.0/24&quot;)" table:style-name="ce2">
            <text:p>10.38.64.0/24</text:p>
          </table:table-cell>
          <table:table-cell office:value-type="string" office:string-value="2200:20:20:2640::/64" table:formula="of:=COM.MICROSOFT.CONCAT(&quot;2200:20:20:&quot;;DEC2HEX(32*[.C87]+[.E87];2);DEC2HEX([.G87]*16+[.I87];2);&quot;::/64&quot;)" table:style-name="ce1">
            <text:p>2200:20:20:2640::/6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6">
            <text:p>Lisbo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re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table:style-name="ce2"/>
          <table:table-cell office:value-type="string" office:string-value="10.39.0.0/24" table:formula="of:=COM.MICROSOFT.CONCAT(&quot;10.&quot;;32*[.C88]+[.E88];&quot;.&quot;;[.G88]*16+[.I88];&quot;.0/24&quot;)" table:style-name="ce2">
            <text:p>10.39.0.0/24</text:p>
          </table:table-cell>
          <table:table-cell office:value-type="string" office:string-value="2200:20:20:2700::/64" table:formula="of:=COM.MICROSOFT.CONCAT(&quot;2200:20:20:&quot;;DEC2HEX(32*[.C88]+[.E88];2);DEC2HEX([.G88]*16+[.I88];2);&quot;::/64&quot;)" table:style-name="ce1">
            <text:p>2200:20:20:270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13">
            <text:p>BOSTON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s text:c="4"/>Boston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Configuraçao equipamentos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None</text:p>
          </table:table-cell>
          <table:table-cell table:number-columns-repeated="16376" table:style-name="ce1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4.16.0/24" table:formula="of:=COM.MICROSOFT.CONCAT(&quot;10.&quot;;32*[.C91]+[.E91];&quot;.&quot;;[.G91]*16+[.I91];&quot;.0/24&quot;)" table:style-name="ce6">
            <text:p>10.64.16.0/24</text:p>
          </table:table-cell>
          <table:table-cell office:value-type="string" office:string-value="2200:20:20:4010::/64" table:formula="of:=COM.MICROSOFT.CONCAT(&quot;2200:20:20:&quot;;DEC2HEX(32*[.C91]+[.E91];2);DEC2HEX([.G91]*16+[.I91];2);&quot;::/64&quot;)" table:style-name="ce1">
            <text:p>2200:20:20:4010::/64</text:p>
          </table:table-cell>
          <table:table-cell table:number-columns-repeated="16373"/>
        </table:table-row>
        <table:table-row table:style-name="ro3">
          <table:table-cell office:value-type="float" office:value="63" table:style-name="ce1">
            <text:p>63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4.32.0/24" table:formula="of:=COM.MICROSOFT.CONCAT(&quot;10.&quot;;32*[.C92]+[.E92];&quot;.&quot;;[.G92]*16+[.I92];&quot;.0/24&quot;)" table:style-name="ce6">
            <text:p>10.64.32.0/24</text:p>
          </table:table-cell>
          <table:table-cell office:value-type="string" office:string-value="2200:20:20:4020::/64" table:formula="of:=COM.MICROSOFT.CONCAT(&quot;2200:20:20:&quot;;DEC2HEX(32*[.C92]+[.E92];2);DEC2HEX([.G92]*16+[.I92];2);&quot;::/64&quot;)" table:style-name="ce1">
            <text:p>2200:20:20:4020::/64</text:p>
          </table:table-cell>
          <table:table-cell table:number-columns-repeated="16373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oIP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4.48.0/24" table:formula="of:=COM.MICROSOFT.CONCAT(&quot;10.&quot;;32*[.C93]+[.E93];&quot;.&quot;;[.G93]*16+[.I93];&quot;.0/24&quot;)" table:style-name="ce6">
            <text:p>10.64.48.0/24</text:p>
          </table:table-cell>
          <table:table-cell office:value-type="string" office:string-value="2200:20:20:4030::/64" table:formula="of:=COM.MICROSOFT.CONCAT(&quot;2200:20:20:&quot;;DEC2HEX(32*[.C93]+[.E93];2);DEC2HEX([.G93]*16+[.I93];2);&quot;::/64&quot;)" table:style-name="ce1">
            <text:p>2200:20:20:4030::/64</text:p>
          </table:table-cell>
          <table:table-cell table:number-columns-repeated="16373"/>
        </table:table-row>
        <table:table-row table:style-name="ro3">
          <table:table-cell office:value-type="float" office:value="65" table:style-name="ce1">
            <text:p>65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5.16.0/24" table:formula="of:=COM.MICROSOFT.CONCAT(&quot;10.&quot;;32*[.C94]+[.E94];&quot;.&quot;;[.G94]*16+[.I94];&quot;.0/24&quot;)" table:style-name="ce6">
            <text:p>10.65.16.0/24</text:p>
          </table:table-cell>
          <table:table-cell office:value-type="string" office:string-value="2200:20:20:4110::/64" table:formula="of:=COM.MICROSOFT.CONCAT(&quot;2200:20:20:&quot;;DEC2HEX(32*[.C94]+[.E94];2);DEC2HEX([.G94]*16+[.I94];2);&quot;::/64&quot;)" table:style-name="ce1">
            <text:p>2200:20:20:4110::/64</text:p>
          </table:table-cell>
          <table:table-cell table:number-columns-repeated="16373"/>
        </table:table-row>
        <table:table-row table:style-name="ro3">
          <table:table-cell office:value-type="float" office:value="66" table:style-name="ce1">
            <text:p>66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5.32.0/24" table:formula="of:=COM.MICROSOFT.CONCAT(&quot;10.&quot;;32*[.C95]+[.E95];&quot;.&quot;;[.G95]*16+[.I95];&quot;.0/24&quot;)" table:style-name="ce6">
            <text:p>10.65.32.0/24</text:p>
          </table:table-cell>
          <table:table-cell office:value-type="string" office:string-value="2200:20:20:4120::/64" table:formula="of:=COM.MICROSOFT.CONCAT(&quot;2200:20:20:&quot;;DEC2HEX(32*[.C95]+[.E95];2);DEC2HEX([.G95]*16+[.I95];2);&quot;::/64&quot;)" table:style-name="ce1">
            <text:p>2200:20:20:4120::/64</text:p>
          </table:table-cell>
          <table:table-cell table:number-columns-repeated="16373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 P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5.48.0/24" table:formula="of:=COM.MICROSOFT.CONCAT(&quot;10.&quot;;32*[.C96]+[.E96];&quot;.&quot;;[.G96]*16+[.I96];&quot;.0/24&quot;)" table:style-name="ce6">
            <text:p>10.65.48.0/24</text:p>
          </table:table-cell>
          <table:table-cell office:value-type="string" office:string-value="2200:20:20:4130::/64" table:formula="of:=COM.MICROSOFT.CONCAT(&quot;2200:20:20:&quot;;DEC2HEX(32*[.C96]+[.E96];2);DEC2HEX([.G96]*16+[.I96];2);&quot;::/64&quot;)" table:style-name="ce1">
            <text:p>2200:20:20:4130::/64</text:p>
          </table:table-cell>
          <table:table-cell table:number-columns-repeated="16373"/>
        </table:table-row>
        <table:table-row table:style-name="ro3">
          <table:table-cell office:value-type="float" office:value="68" table:style-name="ce1">
            <text:p>68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6.16.0/24" table:formula="of:=COM.MICROSOFT.CONCAT(&quot;10.&quot;;32*[.C97]+[.E97];&quot;.&quot;;[.G97]*16+[.I97];&quot;.0/24&quot;)" table:style-name="ce6">
            <text:p>10.66.16.0/24</text:p>
          </table:table-cell>
          <table:table-cell office:value-type="string" office:string-value="2200:20:20:4210::/64" table:formula="of:=COM.MICROSOFT.CONCAT(&quot;2200:20:20:&quot;;DEC2HEX(32*[.C97]+[.E97];2);DEC2HEX([.G97]*16+[.I97];2);&quot;::/64&quot;)" table:style-name="ce1">
            <text:p>2200:20:20:4210::/64</text:p>
          </table:table-cell>
          <table:table-cell table:number-columns-repeated="16373"/>
        </table:table-row>
        <table:table-row table:style-name="ro3">
          <table:table-cell office:value-type="float" office:value="69" table:style-name="ce1">
            <text:p>69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6.32.0/24" table:formula="of:=COM.MICROSOFT.CONCAT(&quot;10.&quot;;32*[.C98]+[.E98];&quot;.&quot;;[.G98]*16+[.I98];&quot;.0/24&quot;)" table:style-name="ce6">
            <text:p>10.66.32.0/24</text:p>
          </table:table-cell>
          <table:table-cell office:value-type="string" office:string-value="2200:20:20:4220::/64" table:formula="of:=COM.MICROSOFT.CONCAT(&quot;2200:20:20:&quot;;DEC2HEX(32*[.C98]+[.E98];2);DEC2HEX([.G98]*16+[.I98];2);&quot;::/64&quot;)" table:style-name="ce1">
            <text:p>2200:20:20:4220::/64</text:p>
          </table:table-cell>
          <table:table-cell table:number-columns-repeated="16373"/>
        </table:table-row>
        <table:table-row table:style-name="ro3">
          <table:table-cell office:value-type="float" office:value="70" table:style-name="ce1">
            <text:p>70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levisi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6.48.0/24" table:formula="of:=COM.MICROSOFT.CONCAT(&quot;10.&quot;;32*[.C99]+[.E99];&quot;.&quot;;[.G99]*16+[.I99];&quot;.0/24&quot;)" table:style-name="ce6">
            <text:p>10.66.48.0/24</text:p>
          </table:table-cell>
          <table:table-cell office:value-type="string" office:string-value="2200:20:20:4230::/64" table:formula="of:=COM.MICROSOFT.CONCAT(&quot;2200:20:20:&quot;;DEC2HEX(32*[.C99]+[.E99];2);DEC2HEX([.G99]*16+[.I99];2);&quot;::/64&quot;)" table:style-name="ce1">
            <text:p>2200:20:20:4230::/64</text:p>
          </table:table-cell>
          <table:table-cell table:number-columns-repeated="16373"/>
        </table:table-row>
        <table:table-row table:style-name="ro3">
          <table:table-cell office:value-type="float" office:value="71" table:style-name="ce1">
            <text:p>71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16.0/24" table:formula="of:=COM.MICROSOFT.CONCAT(&quot;10.&quot;;32*[.C100]+[.E100];&quot;.&quot;;[.G100]*16+[.I100];&quot;.0/24&quot;)" table:style-name="ce6">
            <text:p>10.67.16.0/24</text:p>
          </table:table-cell>
          <table:table-cell office:value-type="string" office:string-value="2200:20:20:4310::/64" table:formula="of:=COM.MICROSOFT.CONCAT(&quot;2200:20:20:&quot;;DEC2HEX(32*[.C100]+[.E100];2);DEC2HEX([.G100]*16+[.I100];2);&quot;::/64&quot;)" table:style-name="ce1">
            <text:p>2200:20:20:4310::/64</text:p>
          </table:table-cell>
          <table:table-cell table:number-columns-repeated="16373"/>
        </table:table-row>
        <table:table-row table:style-name="ro3">
          <table:table-cell office:value-type="float" office:value="72" table:style-name="ce1">
            <text:p>72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32.0/24" table:formula="of:=COM.MICROSOFT.CONCAT(&quot;10.&quot;;32*[.C101]+[.E101];&quot;.&quot;;[.G101]*16+[.I101];&quot;.0/24&quot;)" table:style-name="ce6">
            <text:p>10.67.32.0/24</text:p>
          </table:table-cell>
          <table:table-cell office:value-type="string" office:string-value="2200:20:20:4320::/64" table:formula="of:=COM.MICROSOFT.CONCAT(&quot;2200:20:20:&quot;;DEC2HEX(32*[.C101]+[.E101];2);DEC2HEX([.G101]*16+[.I101];2);&quot;::/64&quot;)" table:style-name="ce1">
            <text:p>2200:20:20:4320::/64</text:p>
          </table:table-cell>
          <table:table-cell table:number-columns-repeated="16373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rinter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48.0/24" table:formula="of:=COM.MICROSOFT.CONCAT(&quot;10.&quot;;32*[.C102]+[.E102];&quot;.&quot;;[.G102]*16+[.I102];&quot;.0/24&quot;)" table:style-name="ce6">
            <text:p>10.67.48.0/24</text:p>
          </table:table-cell>
          <table:table-cell office:value-type="string" office:string-value="2200:20:20:4330::/64" table:formula="of:=COM.MICROSOFT.CONCAT(&quot;2200:20:20:&quot;;DEC2HEX(32*[.C102]+[.E102];2);DEC2HEX([.G102]*16+[.I102];2);&quot;::/64&quot;)" table:style-name="ce1">
            <text:p>2200:20:20:4330::/64</text:p>
          </table:table-cell>
          <table:table-cell table:number-columns-repeated="16373"/>
        </table:table-row>
        <table:table-row table:style-name="ro3">
          <table:table-cell office:value-type="float" office:value="74" table:style-name="ce1">
            <text:p>74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32.0/24" table:formula="of:=COM.MICROSOFT.CONCAT(&quot;10.&quot;;32*[.C103]+[.E103];&quot;.&quot;;[.G103]*16+[.I103];&quot;.0/24&quot;)" table:style-name="ce6">
            <text:p>10.67.32.0/24</text:p>
          </table:table-cell>
          <table:table-cell office:value-type="string" office:string-value="2200:20:20:4320::/64" table:formula="of:=COM.MICROSOFT.CONCAT(&quot;2200:20:20:&quot;;DEC2HEX(32*[.C103]+[.E103];2);DEC2HEX([.G103]*16+[.I103];2);&quot;::/64&quot;)" table:style-name="ce1">
            <text:p>2200:20:20:4320::/64</text:p>
          </table:table-cell>
          <table:table-cell table:number-columns-repeated="16373"/>
        </table:table-row>
        <table:table-row table:style-name="ro3">
          <table:table-cell office:value-type="float" office:value="75" table:style-name="ce1">
            <text:p>75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Video Conf.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7.48.0/24" table:formula="of:=COM.MICROSOFT.CONCAT(&quot;10.&quot;;32*[.C104]+[.E104];&quot;.&quot;;[.G104]*16+[.I104];&quot;.0/24&quot;)" table:style-name="ce6">
            <text:p>10.67.48.0/24</text:p>
          </table:table-cell>
          <table:table-cell office:value-type="string" office:string-value="2200:20:20:4330::/64" table:formula="of:=COM.MICROSOFT.CONCAT(&quot;2200:20:20:&quot;;DEC2HEX(32*[.C104]+[.E104];2);DEC2HEX([.G104]*16+[.I104];2);&quot;::/64&quot;)" table:style-name="ce1">
            <text:p>2200:20:20:4330::/64</text:p>
          </table:table-cell>
          <table:table-cell table:number-columns-repeated="16373"/>
        </table:table-row>
        <table:table-row table:style-name="ro3">
          <table:table-cell office:value-type="float" office:value="76" table:style-name="ce1">
            <text:p>76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8.16.0/24" table:formula="of:=COM.MICROSOFT.CONCAT(&quot;10.&quot;;32*[.C105]+[.E105];&quot;.&quot;;[.G105]*16+[.I105];&quot;.0/24&quot;)" table:style-name="ce6">
            <text:p>10.68.16.0/24</text:p>
          </table:table-cell>
          <table:table-cell office:value-type="string" office:string-value="2200:20:20:4410::/64" table:formula="of:=COM.MICROSOFT.CONCAT(&quot;2200:20:20:&quot;;DEC2HEX(32*[.C105]+[.E105];2);DEC2HEX([.G105]*16+[.I105];2);&quot;::/64&quot;)" table:style-name="ce1">
            <text:p>2200:20:20:4410::/64</text:p>
          </table:table-cell>
          <table:table-cell table:number-columns-repeated="16373"/>
        </table:table-row>
        <table:table-row table:style-name="ro3">
          <table:table-cell office:value-type="float" office:value="77" table:style-name="ce1">
            <text:p>77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8.32.0/24" table:formula="of:=COM.MICROSOFT.CONCAT(&quot;10.&quot;;32*[.C106]+[.E106];&quot;.&quot;;[.G106]*16+[.I106];&quot;.0/24&quot;)" table:style-name="ce6">
            <text:p>10.68.32.0/24</text:p>
          </table:table-cell>
          <table:table-cell office:value-type="string" office:string-value="2200:20:20:4420::/64" table:formula="of:=COM.MICROSOFT.CONCAT(&quot;2200:20:20:&quot;;DEC2HEX(32*[.C106]+[.E106];2);DEC2HEX([.G106]*16+[.I106];2);&quot;::/64&quot;)" table:style-name="ce1">
            <text:p>2200:20:20:4420::/64</text:p>
          </table:table-cell>
          <table:table-cell table:number-columns-repeated="16373"/>
        </table:table-row>
        <table:table-row table:style-name="ro3">
          <table:table-cell office:value-type="float" office:value="78" table:style-name="ce1">
            <text:p>78</text:p>
          </table:table-cell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amara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8.48.0/24" table:formula="of:=COM.MICROSOFT.CONCAT(&quot;10.&quot;;32*[.C107]+[.E107];&quot;.&quot;;[.G107]*16+[.I107];&quot;.0/24&quot;)" table:style-name="ce6">
            <text:p>10.68.48.0/24</text:p>
          </table:table-cell>
          <table:table-cell office:value-type="string" office:string-value="2200:20:20:4430::/64" table:formula="of:=COM.MICROSOFT.CONCAT(&quot;2200:20:20:&quot;;DEC2HEX(32*[.C107]+[.E107];2);DEC2HEX([.G107]*16+[.I107];2);&quot;::/64&quot;)" table:style-name="ce1">
            <text:p>2200:20:20:443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Work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9.16.0/24" table:formula="of:=COM.MICROSOFT.CONCAT(&quot;10.&quot;;32*[.C108]+[.E108];&quot;.&quot;;[.G108]*16+[.I108];&quot;.0/24&quot;)" table:style-name="ce6">
            <text:p>10.69.16.0/24</text:p>
          </table:table-cell>
          <table:table-cell office:value-type="string" office:string-value="2200:20:20:4510::/64" table:formula="of:=COM.MICROSOFT.CONCAT(&quot;2200:20:20:&quot;;DEC2HEX(32*[.C108]+[.E108];2);DEC2HEX([.G108]*16+[.I108];2);&quot;::/64&quot;)" table:style-name="ce1">
            <text:p>2200:20:20:451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ng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9.32.0/24" table:formula="of:=COM.MICROSOFT.CONCAT(&quot;10.&quot;;32*[.C109]+[.E109];&quot;.&quot;;[.G109]*16+[.I109];&quot;.0/24&quot;)" table:style-name="ce6">
            <text:p>10.69.32.0/24</text:p>
          </table:table-cell>
          <table:table-cell office:value-type="string" office:string-value="2200:20:20:4520::/64" table:formula="of:=COM.MICROSOFT.CONCAT(&quot;2200:20:20:&quot;;DEC2HEX(32*[.C109]+[.E109];2);DEC2HEX([.G109]*16+[.I109];2);&quot;::/64&quot;)" table:style-name="ce1">
            <text:p>2200:20:20:452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tacen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dmin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69.48.0/24" table:formula="of:=COM.MICROSOFT.CONCAT(&quot;10.&quot;;32*[.C110]+[.E110];&quot;.&quot;;[.G110]*16+[.I110];&quot;.0/24&quot;)" table:style-name="ce6">
            <text:p>10.69.48.0/24</text:p>
          </table:table-cell>
          <table:table-cell office:value-type="string" office:string-value="2200:20:20:4530::/64" table:formula="of:=COM.MICROSOFT.CONCAT(&quot;2200:20:20:&quot;;DEC2HEX(32*[.C110]+[.E110];2);DEC2HEX([.G110]*16+[.I110];2);&quot;::/64&quot;)" table:style-name="ce1">
            <text:p>2200:20:20:4530::/64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6">
            <text:p>Bosto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opBack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None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string" office:string-value="10.70.0.0/24" table:formula="of:=COM.MICROSOFT.CONCAT(&quot;10.&quot;;32*[.C111]+[.E111];&quot;.&quot;;[.G111]*16+[.I111];&quot;.0/24&quot;)" table:style-name="ce6">
            <text:p>10.70.0.0/24</text:p>
          </table:table-cell>
          <table:table-cell office:value-type="string" office:string-value="2200:20:20:4600::/64" table:formula="of:=COM.MICROSOFT.CONCAT(&quot;2200:20:20:&quot;;DEC2HEX(32*[.C111]+[.E111];2);DEC2HEX([.G111]*16+[.I111];2);&quot;::/64&quot;)" table:style-name="ce1">
            <text:p>2200:20:20:4600::/64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ork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16.0/24" table:formula="of:=COM.MICROSOFT.CONCAT(&quot;10.&quot;;32*[.C112]+[.E112];&quot;.&quot;;[.G112]*16+[.I112];&quot;.0/24&quot;)" table:style-name="ce2">
            <text:p>10.71.16.0/24</text:p>
          </table:table-cell>
          <table:table-cell office:value-type="string" office:string-value="2200:20:20:4710::/64" table:formula="of:=COM.MICROSOFT.CONCAT(&quot;2200:20:20:&quot;;DEC2HEX(32*[.C112]+[.E112];2);DEC2HEX([.G112]*16+[.I112];2);&quot;::/64&quot;)" table:style-name="ce1">
            <text:p>2200:20:20:4710::/64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ng.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32.0/24" table:formula="of:=COM.MICROSOFT.CONCAT(&quot;10.&quot;;32*[.C113]+[.E113];&quot;.&quot;;[.G113]*16+[.I113];&quot;.0/24&quot;)" table:style-name="ce2">
            <text:p>10.71.32.0/24</text:p>
          </table:table-cell>
          <table:table-cell office:value-type="string" office:string-value="2200:20:20:4720::/64" table:formula="of:=COM.MICROSOFT.CONCAT(&quot;2200:20:20:&quot;;DEC2HEX(32*[.C113]+[.E113];2);DEC2HEX([.G113]*16+[.I113];2);&quot;::/64&quot;)" table:style-name="ce1">
            <text:p>2200:20:20:4720::/64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m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48.0/24" table:formula="of:=COM.MICROSOFT.CONCAT(&quot;10.&quot;;32*[.C114]+[.E114];&quot;.&quot;;[.G114]*16+[.I114];&quot;.0/24&quot;)" table:style-name="ce2">
            <text:p>10.71.48.0/24</text:p>
          </table:table-cell>
          <table:table-cell office:value-type="string" office:string-value="2200:20:20:4730::/64" table:formula="of:=COM.MICROSOFT.CONCAT(&quot;2200:20:20:&quot;;DEC2HEX(32*[.C114]+[.E114];2);DEC2HEX([.G114]*16+[.I114];2);&quot;::/64&quot;)" table:style-name="ce1">
            <text:p>2200:20:20:4730::/64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i-Fi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lie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2E</text:p>
          </table:table-cell>
          <table:table-cell table:style-name="ce2"/>
          <table:table-cell office:value-type="string" office:string-value="10.71.64.0/24" table:formula="of:=COM.MICROSOFT.CONCAT(&quot;10.&quot;;32*[.C115]+[.E115];&quot;.&quot;;[.G115]*16+[.I115];&quot;.0/24&quot;)" table:style-name="ce2">
            <text:p>10.71.64.0/24</text:p>
          </table:table-cell>
          <table:table-cell office:value-type="string" office:string-value="2200:20:20:4740::/64" table:formula="of:=COM.MICROSOFT.CONCAT(&quot;2200:20:20:&quot;;DEC2HEX(32*[.C115]+[.E115];2);DEC2HEX([.G115]*16+[.I115];2);&quot;::/64&quot;)" table:style-name="ce1">
            <text:p>2200:20:20:4740::/6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Bosto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r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ore</text:p>
          </table:table-cell>
          <table:table-cell table:style-name="ce2"/>
          <table:table-cell office:value-type="string" office:string-value="10.72.0.0/24" table:formula="of:=COM.MICROSOFT.CONCAT(&quot;10.&quot;;32*[.C116]+[.E116];&quot;.&quot;;[.G116]*16+[.I116];&quot;.0/24&quot;)" table:style-name="ce2">
            <text:p>10.72.0.0/24</text:p>
          </table:table-cell>
          <table:table-cell office:value-type="string" office:string-value="2200:20:20:4800::/64" table:formula="of:=COM.MICROSOFT.CONCAT(&quot;2200:20:20:&quot;;DEC2HEX(32*[.C116]+[.E116];2);DEC2HEX([.G116]*16+[.I116];2);&quot;::/64&quot;)" table:style-name="ce1">
            <text:p>2200:20:20:4800::/64</text:p>
          </table:table-cell>
          <table:table-cell table:number-columns-repeated="16373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3" table:style-name="ce1"/>
          <table:table-cell office:value-type="string" table:style-name="ce1">
            <text:p>p2p<text:s/></text:p>
          </table:table-cell>
          <table:table-cell table:style-name="ce1"/>
          <table:table-cell office:value-type="string" table:style-name="ce1">
            <text:p>ps1</text:p>
          </table:table-cell>
          <table:table-cell table:number-columns-repeated="3" table:style-name="ce1"/>
          <table:table-cell office:value-type="string" table:style-name="ce1">
            <text:p>10.73.0.1/30</text:p>
          </table:table-cell>
          <table:table-cell table:number-columns-repeated="16374" table:style-name="ce1"/>
        </table:table-row>
        <table:table-row table:style-name="ro3">
          <table:table-cell table:number-columns-repeated="5" table:style-name="ce1"/>
          <table:table-cell office:value-type="string" table:style-name="ce1">
            <text:p>ps2</text:p>
          </table:table-cell>
          <table:table-cell table:number-columns-repeated="3" table:style-name="ce1"/>
          <table:table-cell office:value-type="string" table:style-name="ce1">
            <text:p>10.73.0.2/30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office:value-type="string" table:style-name="ce1">
            <text:p>ic1</text:p>
          </table:table-cell>
          <table:table-cell table:number-columns-repeated="3" table:style-name="ce1"/>
          <table:table-cell office:value-type="string" table:style-name="ce1">
            <text:p>10.73.0.5/30</text:p>
          </table:table-cell>
          <table:table-cell table:number-columns-repeated="16374" table:style-name="ce1"/>
        </table:table-row>
        <table:table-row table:style-name="ro3">
          <table:table-cell table:number-columns-repeated="5" table:style-name="ce1"/>
          <table:table-cell office:value-type="string" table:style-name="ce1">
            <text:p>ic2</text:p>
          </table:table-cell>
          <table:table-cell table:number-columns-repeated="3" table:style-name="ce1"/>
          <table:table-cell office:value-type="string" table:style-name="ce1">
            <text:p>10.73.0.6/30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office:value-type="string" table:style-name="ce1">
            <text:p>core1</text:p>
          </table:table-cell>
          <table:table-cell table:style-name="ce1"/>
          <table:table-cell office:value-type="string" table:style-name="ce1">
            <text:p>f1/4</text:p>
          </table:table-cell>
          <table:table-cell table:style-name="ce1"/>
          <table:table-cell office:value-type="string" table:style-name="ce1">
            <text:p>10.8.0.1/30</text:p>
          </table:table-cell>
          <table:table-cell table:number-columns-repeated="16374" table:style-name="ce1"/>
        </table:table-row>
        <table:table-row table:style-name="ro3">
          <table:table-cell table:number-columns-repeated="5" table:style-name="ce1"/>
          <table:table-cell office:value-type="string" table:style-name="ce1">
            <text:p>core2</text:p>
          </table:table-cell>
          <table:table-cell table:style-name="ce1"/>
          <table:table-cell office:value-type="string" table:style-name="ce1">
            <text:p>f1/4</text:p>
          </table:table-cell>
          <table:table-cell table:style-name="ce1"/>
          <table:table-cell office:value-type="string" table:style-name="ce1">
            <text:p>10.8.0.2/30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">
            <text:p>core1</text:p>
          </table:table-cell>
          <table:table-cell table:style-name="ce1"/>
          <table:table-cell office:value-type="string" table:style-name="ce1">
            <text:p>f1/3</text:p>
          </table:table-cell>
          <table:table-cell table:style-name="ce1"/>
          <table:table-cell office:value-type="string" table:style-name="ce1">
            <text:p>10.8.0.5/30</text:p>
          </table:table-cell>
          <table:table-cell table:number-columns-repeated="16374"/>
        </table:table-row>
        <table:table-row table:style-name="ro3">
          <table:table-cell table:number-columns-repeated="5"/>
          <table:table-cell office:value-type="string" table:style-name="ce1">
            <text:p>Aveiro2</text:p>
          </table:table-cell>
          <table:table-cell table:style-name="ce1"/>
          <table:table-cell office:value-type="string" table:style-name="ce1">
            <text:p>f1/0</text:p>
          </table:table-cell>
          <table:table-cell table:style-name="ce1"/>
          <table:table-cell office:value-type="string" table:style-name="ce1">
            <text:p>10.8.0.6/30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">
            <text:p>core1</text:p>
          </table:table-cell>
          <table:table-cell table:style-name="ce1"/>
          <table:table-cell office:value-type="string" table:style-name="ce1">
            <text:p>f1/2</text:p>
          </table:table-cell>
          <table:table-cell table:style-name="ce1"/>
          <table:table-cell office:value-type="string" table:style-name="ce1">
            <text:p>10.8.0.9/30</text:p>
          </table:table-cell>
          <table:table-cell table:number-columns-repeated="16374"/>
        </table:table-row>
        <table:table-row table:style-name="ro3">
          <table:table-cell table:number-columns-repeated="5"/>
          <table:table-cell office:value-type="string" table:style-name="ce1">
            <text:p>Aveiro1</text:p>
          </table:table-cell>
          <table:table-cell table:style-name="ce1"/>
          <table:table-cell office:value-type="string" table:style-name="ce1">
            <text:p>f0/0</text:p>
          </table:table-cell>
          <table:table-cell table:style-name="ce1"/>
          <table:table-cell office:value-type="string" table:style-name="ce1">
            <text:p>10.8.0.10/30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">
            <text:p>core2</text:p>
          </table:table-cell>
          <table:table-cell table:style-name="ce1"/>
          <table:table-cell office:value-type="string" table:style-name="ce1">
            <text:p>f1/3</text:p>
          </table:table-cell>
          <table:table-cell table:style-name="ce1"/>
          <table:table-cell office:value-type="string" table:style-name="ce1">
            <text:p>10.8.0.13/30</text:p>
          </table:table-cell>
          <table:table-cell table:number-columns-repeated="16374"/>
        </table:table-row>
        <table:table-row table:style-name="ro3">
          <table:table-cell table:number-columns-repeated="5"/>
          <table:table-cell office:value-type="string" table:style-name="ce1">
            <text:p>Aveiro1</text:p>
          </table:table-cell>
          <table:table-cell table:style-name="ce1"/>
          <table:table-cell office:value-type="string" table:style-name="ce1">
            <text:p>f1/0</text:p>
          </table:table-cell>
          <table:table-cell table:style-name="ce1"/>
          <table:table-cell office:value-type="string" table:style-name="ce1">
            <text:p>10.8.0.14/30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">
            <text:p>core2</text:p>
          </table:table-cell>
          <table:table-cell table:style-name="ce1"/>
          <table:table-cell office:value-type="string" table:style-name="ce1">
            <text:p>f1/2</text:p>
          </table:table-cell>
          <table:table-cell table:style-name="ce1"/>
          <table:table-cell office:value-type="string" table:style-name="ce1">
            <text:p>10.8.0.17/30</text:p>
          </table:table-cell>
          <table:table-cell table:number-columns-repeated="16374"/>
        </table:table-row>
        <table:table-row table:style-name="ro3">
          <table:table-cell table:number-columns-repeated="5"/>
          <table:table-cell office:value-type="string" table:style-name="ce1">
            <text:p>Aveiro2</text:p>
          </table:table-cell>
          <table:table-cell table:style-name="ce1"/>
          <table:table-cell office:value-type="string" table:style-name="ce1">
            <text:p>f0/0</text:p>
          </table:table-cell>
          <table:table-cell table:style-name="ce1"/>
          <table:table-cell office:value-type="string" table:style-name="ce1">
            <text:p>10.8.0.18/30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">
            <text:p>Aveiro1</text:p>
          </table:table-cell>
          <table:table-cell table:style-name="ce1"/>
          <table:table-cell office:value-type="string" table:style-name="ce1">
            <text:p>f0/1</text:p>
          </table:table-cell>
          <table:table-cell table:style-name="ce1"/>
          <table:table-cell office:value-type="string" table:style-name="ce1">
            <text:p>10.8.0.21/30</text:p>
          </table:table-cell>
          <table:table-cell table:number-columns-repeated="16374"/>
        </table:table-row>
        <table:table-row table:style-name="ro3">
          <table:table-cell table:number-columns-repeated="5"/>
          <table:table-cell office:value-type="string" table:style-name="ce1">
            <text:p>Aveiro2</text:p>
          </table:table-cell>
          <table:table-cell table:style-name="ce1"/>
          <table:table-cell office:value-type="string" table:style-name="ce1">
            <text:p>f0/1</text:p>
          </table:table-cell>
          <table:table-cell table:style-name="ce1"/>
          <table:table-cell office:value-type="string" table:style-name="ce1">
            <text:p>10.8.0.22/30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">
            <text:p>Aveiro1</text:p>
          </table:table-cell>
          <table:table-cell table:style-name="ce1"/>
          <table:table-cell office:value-type="string" table:style-name="ce1">
            <text:p>f1/1</text:p>
          </table:table-cell>
          <table:table-cell table:style-name="ce1"/>
          <table:table-cell office:value-type="string" table:style-name="ce1">
            <text:p>10.8.0.25/30</text:p>
          </table:table-cell>
          <table:table-cell table:number-columns-repeated="16374"/>
        </table:table-row>
        <table:table-row table:style-name="ro3">
          <table:table-cell table:number-columns-repeated="5"/>
          <table:table-cell office:value-type="string" table:style-name="ce1">
            <text:p>Aveiro2</text:p>
          </table:table-cell>
          <table:table-cell table:style-name="ce1"/>
          <table:table-cell office:value-type="string" table:style-name="ce1">
            <text:p>f1/1</text:p>
          </table:table-cell>
          <table:table-cell table:style-name="ce1"/>
          <table:table-cell office:value-type="string" table:style-name="ce1">
            <text:p>10.8.0.26/30</text:p>
          </table:table-cell>
          <table:table-cell table:number-columns-repeated="16374"/>
        </table:table-row>
        <table:table-row table:number-rows-repeated="10484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Utilizador</meta:initial-creator>
    <dc:creator>Utilizador</dc:creator>
    <meta:creation-date>2020-03-16T11:15:42Z</meta:creation-date>
    <dc:date>2020-06-19T20:00:08Z</dc:date>
    <meta:editing-cycles>3</meta:editing-cycles>
    <meta:editing-duration>PT411S</meta:editing-duration>
  </office:meta>
</office:document-meta>
</file>